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adornments="obyčejné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1.693cm"/>
    </style:style>
    <style:style style:name="Tabulka1.B" style:family="table-column">
      <style:table-column-properties style:column-width="9.64cm"/>
    </style:style>
    <style:style style:name="Tabulka1.C" style:family="table-column">
      <style:table-column-properties style:column-width="5.68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C1" style:family="table-cell">
      <style:table-cell-properties fo:padding="0.097cm" fo:border="0.05pt solid #000000"/>
    </style:style>
    <style:style style:name="Tabulka1.2" style:family="table-row">
      <style:table-row-properties style:min-row-height="0.826cm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.013cm" fo:margin-left="0cm" table:align="left"/>
    </style:style>
    <style:style style:name="Tabulka2.A" style:family="table-column">
      <style:table-column-properties style:column-width="3.704cm"/>
    </style:style>
    <style:style style:name="Tabulka2.B" style:family="table-column">
      <style:table-column-properties style:column-width="13.309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B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7.013cm" fo:margin-left="0cm" table:align="left"/>
    </style:style>
    <style:style style:name="Tabulka3.A" style:family="table-column">
      <style:table-column-properties style:column-width="2.91cm"/>
    </style:style>
    <style:style style:name="Tabulka3.B" style:family="table-column">
      <style:table-column-properties style:column-width="14.102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B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f0a1" officeooo:paragraph-rsid="0010f0a1"/>
    </style:style>
    <style:style style:name="P2" style:family="paragraph" style:parent-style-name="Text_20_body">
      <style:text-properties officeooo:rsid="001adb9b" officeooo:paragraph-rsid="001adb9b"/>
    </style:style>
    <style:style style:name="P3" style:family="paragraph" style:parent-style-name="Text_20_body">
      <style:text-properties officeooo:rsid="001ff154" officeooo:paragraph-rsid="001ff154"/>
    </style:style>
    <style:style style:name="P4" style:family="paragraph" style:parent-style-name="Text_20_body">
      <style:text-properties officeooo:rsid="0022e5f0" officeooo:paragraph-rsid="0022e5f0"/>
    </style:style>
    <style:style style:name="P5" style:family="paragraph" style:parent-style-name="Text_20_body">
      <style:text-properties officeooo:rsid="0024f37f" officeooo:paragraph-rsid="0024f37f"/>
    </style:style>
    <style:style style:name="P6" style:family="paragraph" style:parent-style-name="Text_20_body">
      <style:text-properties officeooo:rsid="002b672a" officeooo:paragraph-rsid="002b672a"/>
    </style:style>
    <style:style style:name="P7" style:family="paragraph" style:parent-style-name="Text_20_body">
      <style:text-properties officeooo:rsid="002e93a3" officeooo:paragraph-rsid="002e93a3"/>
    </style:style>
    <style:style style:name="P8" style:family="paragraph" style:parent-style-name="Text_20_body">
      <style:text-properties officeooo:rsid="0033b715" officeooo:paragraph-rsid="0033b715"/>
    </style:style>
    <style:style style:name="P9" style:family="paragraph" style:parent-style-name="Text_20_body">
      <style:text-properties officeooo:rsid="0037a784" officeooo:paragraph-rsid="0037a784"/>
    </style:style>
    <style:style style:name="P10" style:family="paragraph" style:parent-style-name="Text_20_body">
      <style:text-properties officeooo:rsid="0037bf01" officeooo:paragraph-rsid="0037bf01"/>
    </style:style>
    <style:style style:name="P11" style:family="paragraph" style:parent-style-name="Text_20_body">
      <style:text-properties officeooo:rsid="0039fea2" officeooo:paragraph-rsid="0039fea2"/>
    </style:style>
    <style:style style:name="P12" style:family="paragraph" style:parent-style-name="Text_20_body">
      <style:text-properties officeooo:rsid="004d1e9e" officeooo:paragraph-rsid="004d1e9e"/>
    </style:style>
    <style:style style:name="P13" style:family="paragraph" style:parent-style-name="Text_20_body">
      <style:text-properties officeooo:rsid="00507934" officeooo:paragraph-rsid="00507934"/>
    </style:style>
    <style:style style:name="P14" style:family="paragraph" style:parent-style-name="Text_20_body">
      <style:text-properties officeooo:rsid="0056b965" officeooo:paragraph-rsid="0056b965"/>
    </style:style>
    <style:style style:name="P15" style:family="paragraph" style:parent-style-name="Text_20_body">
      <style:text-properties officeooo:rsid="005873f1" officeooo:paragraph-rsid="005873f1"/>
    </style:style>
    <style:style style:name="P16" style:family="paragraph" style:parent-style-name="Text_20_body">
      <style:text-properties officeooo:rsid="005d8ae2" officeooo:paragraph-rsid="005d8ae2"/>
    </style:style>
    <style:style style:name="P17" style:family="paragraph" style:parent-style-name="Text_20_body">
      <style:text-properties officeooo:rsid="005e579e" officeooo:paragraph-rsid="005e579e"/>
    </style:style>
    <style:style style:name="P18" style:family="paragraph" style:parent-style-name="Text_20_body">
      <style:text-properties officeooo:rsid="00626198" officeooo:paragraph-rsid="00626198"/>
    </style:style>
    <style:style style:name="P19" style:family="paragraph" style:parent-style-name="Text_20_body">
      <style:text-properties officeooo:rsid="0066b7ab" officeooo:paragraph-rsid="0066b7ab"/>
    </style:style>
    <style:style style:name="P20" style:family="paragraph" style:parent-style-name="Text_20_body">
      <style:text-properties officeooo:rsid="006a86fb" officeooo:paragraph-rsid="006a86fb"/>
    </style:style>
    <style:style style:name="P21" style:family="paragraph" style:parent-style-name="Text_20_body">
      <style:text-properties officeooo:rsid="008139e2" officeooo:paragraph-rsid="008139e2"/>
    </style:style>
    <style:style style:name="P22" style:family="paragraph" style:parent-style-name="Text_20_body">
      <style:text-properties officeooo:rsid="008405e8" officeooo:paragraph-rsid="0087dcc2"/>
    </style:style>
    <style:style style:name="P23" style:family="paragraph" style:parent-style-name="Text_20_body">
      <style:text-properties officeooo:rsid="008405e8" officeooo:paragraph-rsid="008a7db3"/>
    </style:style>
    <style:style style:name="P24" style:family="paragraph" style:parent-style-name="Text_20_body">
      <style:text-properties officeooo:rsid="008405e8" officeooo:paragraph-rsid="008da023"/>
    </style:style>
    <style:style style:name="P25" style:family="paragraph" style:parent-style-name="Text_20_body">
      <style:text-properties officeooo:rsid="008405e8" officeooo:paragraph-rsid="00911fd5"/>
    </style:style>
    <style:style style:name="P26" style:family="paragraph" style:parent-style-name="Text_20_body">
      <style:text-properties officeooo:rsid="008693a7" officeooo:paragraph-rsid="008693a7"/>
    </style:style>
    <style:style style:name="P27" style:family="paragraph" style:parent-style-name="Text_20_body">
      <style:text-properties fo:language="cs" fo:country="CZ" officeooo:rsid="0087b2ea" officeooo:paragraph-rsid="0087b2ea"/>
    </style:style>
    <style:style style:name="P28" style:family="paragraph" style:parent-style-name="Text_20_body">
      <style:text-properties fo:language="cs" fo:country="CZ" officeooo:rsid="001dabd8" officeooo:paragraph-rsid="001dabd8"/>
    </style:style>
    <style:style style:name="P29" style:family="paragraph" style:parent-style-name="Text_20_body">
      <style:text-properties fo:language="cs" fo:country="CZ" officeooo:rsid="003089af" officeooo:paragraph-rsid="003089af"/>
    </style:style>
    <style:style style:name="P30" style:family="paragraph" style:parent-style-name="Text_20_body">
      <style:text-properties fo:language="cs" fo:country="CZ" officeooo:rsid="005c9f49" officeooo:paragraph-rsid="005c9f49"/>
    </style:style>
    <style:style style:name="P31" style:family="paragraph" style:parent-style-name="Text_20_body">
      <style:text-properties fo:language="cs" fo:country="CZ" officeooo:rsid="005cb83e" officeooo:paragraph-rsid="005cb83e"/>
    </style:style>
    <style:style style:name="P32" style:family="paragraph" style:parent-style-name="Text_20_body">
      <style:text-properties fo:language="cs" fo:country="CZ" officeooo:rsid="008948eb" officeooo:paragraph-rsid="008a7db3"/>
    </style:style>
    <style:style style:name="P33" style:family="paragraph" style:parent-style-name="Text_20_body">
      <style:text-properties fo:language="cs" fo:country="CZ" officeooo:rsid="0093a3ee" officeooo:paragraph-rsid="0093a3ee"/>
    </style:style>
    <style:style style:name="P34" style:family="paragraph" style:parent-style-name="Text_20_body">
      <style:text-properties fo:language="cs" fo:country="CZ" officeooo:rsid="0097b100" officeooo:paragraph-rsid="0097b100"/>
    </style:style>
    <style:style style:name="P35" style:family="paragraph" style:parent-style-name="Text_20_body">
      <style:text-properties fo:language="cs" fo:country="CZ" officeooo:rsid="00a9d6ee" officeooo:paragraph-rsid="00a9d6ee"/>
    </style:style>
    <style:style style:name="P36" style:family="paragraph" style:parent-style-name="Text_20_body">
      <style:text-properties officeooo:rsid="0012b75d" officeooo:paragraph-rsid="0012b75d"/>
    </style:style>
    <style:style style:name="P37" style:family="paragraph" style:parent-style-name="Text_20_body">
      <style:text-properties officeooo:rsid="00c0ce23" officeooo:paragraph-rsid="00c0ce23"/>
    </style:style>
    <style:style style:name="P38" style:family="paragraph" style:parent-style-name="Text_20_body">
      <style:text-properties officeooo:rsid="00c2673d" officeooo:paragraph-rsid="00c2673d"/>
    </style:style>
    <style:style style:name="P39" style:family="paragraph" style:parent-style-name="Text_20_body">
      <style:text-properties officeooo:rsid="00c4829d" officeooo:paragraph-rsid="00c4829d"/>
    </style:style>
    <style:style style:name="P40" style:family="paragraph" style:parent-style-name="Text_20_body">
      <style:text-properties officeooo:rsid="00c53235" officeooo:paragraph-rsid="00c53235"/>
    </style:style>
    <style:style style:name="P41" style:family="paragraph" style:parent-style-name="Text_20_body">
      <style:text-properties officeooo:rsid="00c85ee4" officeooo:paragraph-rsid="00c85ee4"/>
    </style:style>
    <style:style style:name="P42" style:family="paragraph" style:parent-style-name="Text_20_body">
      <style:text-properties officeooo:rsid="00c9e4f2" officeooo:paragraph-rsid="00c9e4f2"/>
    </style:style>
    <style:style style:name="P43" style:family="paragraph" style:parent-style-name="Text_20_body">
      <style:text-properties officeooo:rsid="00cd7b51" officeooo:paragraph-rsid="00cd7b51"/>
    </style:style>
    <style:style style:name="P44" style:family="paragraph" style:parent-style-name="Text_20_body">
      <style:text-properties officeooo:rsid="00ce2cbe" officeooo:paragraph-rsid="00ce2cbe"/>
    </style:style>
    <style:style style:name="P45" style:family="paragraph" style:parent-style-name="Text_20_body">
      <style:text-properties officeooo:rsid="00d65b5e" officeooo:paragraph-rsid="00d65b5e"/>
    </style:style>
    <style:style style:name="P46" style:family="paragraph" style:parent-style-name="Table_20_Contents">
      <style:text-properties officeooo:rsid="003c7aea" officeooo:paragraph-rsid="003c7aea"/>
    </style:style>
    <style:style style:name="P47" style:family="paragraph" style:parent-style-name="Table_20_Contents">
      <style:text-properties officeooo:rsid="003e30a6" officeooo:paragraph-rsid="003e30a6"/>
    </style:style>
    <style:style style:name="P48" style:family="paragraph" style:parent-style-name="Table_20_Contents">
      <style:text-properties officeooo:rsid="003e30a6" officeooo:paragraph-rsid="003e6540"/>
    </style:style>
    <style:style style:name="P49" style:family="paragraph" style:parent-style-name="Table_20_Contents">
      <style:text-properties officeooo:rsid="003e6540" officeooo:paragraph-rsid="003e6540"/>
    </style:style>
    <style:style style:name="P50" style:family="paragraph" style:parent-style-name="Table_20_Contents">
      <style:text-properties officeooo:rsid="003eb172" officeooo:paragraph-rsid="003eb172"/>
    </style:style>
    <style:style style:name="P51" style:family="paragraph" style:parent-style-name="Table_20_Contents">
      <style:text-properties officeooo:rsid="003f4450" officeooo:paragraph-rsid="003f4450"/>
    </style:style>
    <style:style style:name="P52" style:family="paragraph" style:parent-style-name="Table_20_Contents">
      <style:text-properties officeooo:rsid="003f74c9" officeooo:paragraph-rsid="003f74c9"/>
    </style:style>
    <style:style style:name="P53" style:family="paragraph" style:parent-style-name="Table_20_Contents">
      <style:text-properties officeooo:rsid="00410462" officeooo:paragraph-rsid="00410462"/>
    </style:style>
    <style:style style:name="P54" style:family="paragraph" style:parent-style-name="Table_20_Contents">
      <style:text-properties officeooo:rsid="0042d2b7" officeooo:paragraph-rsid="0042d2b7"/>
    </style:style>
    <style:style style:name="P55" style:family="paragraph" style:parent-style-name="Table_20_Contents">
      <style:text-properties officeooo:rsid="00448b2c" officeooo:paragraph-rsid="00448b2c"/>
    </style:style>
    <style:style style:name="P56" style:family="paragraph" style:parent-style-name="Table_20_Contents">
      <style:text-properties officeooo:rsid="00466d9b" officeooo:paragraph-rsid="00466d9b"/>
    </style:style>
    <style:style style:name="P57" style:family="paragraph" style:parent-style-name="Table_20_Contents">
      <style:text-properties officeooo:rsid="004788c2" officeooo:paragraph-rsid="004788c2"/>
    </style:style>
    <style:style style:name="P58" style:family="paragraph" style:parent-style-name="Table_20_Contents">
      <style:text-properties officeooo:rsid="004838ac" officeooo:paragraph-rsid="004838ac"/>
    </style:style>
    <style:style style:name="P59" style:family="paragraph" style:parent-style-name="Table_20_Contents">
      <style:text-properties officeooo:rsid="004a4574" officeooo:paragraph-rsid="004a4574"/>
    </style:style>
    <style:style style:name="P60" style:family="paragraph" style:parent-style-name="Table_20_Contents">
      <style:text-properties officeooo:rsid="00729323" officeooo:paragraph-rsid="00729323"/>
    </style:style>
    <style:style style:name="P61" style:family="paragraph" style:parent-style-name="Table_20_Contents">
      <style:text-properties officeooo:rsid="00748295" officeooo:paragraph-rsid="00748295"/>
    </style:style>
    <style:style style:name="P62" style:family="paragraph" style:parent-style-name="Table_20_Contents">
      <style:text-properties officeooo:rsid="0076f863" officeooo:paragraph-rsid="0076f863"/>
    </style:style>
    <style:style style:name="P63" style:family="paragraph" style:parent-style-name="Table_20_Contents">
      <style:text-properties officeooo:rsid="00787939" officeooo:paragraph-rsid="00787939"/>
    </style:style>
    <style:style style:name="P64" style:family="paragraph" style:parent-style-name="Table_20_Contents">
      <style:text-properties officeooo:rsid="0079788f" officeooo:paragraph-rsid="0079788f"/>
    </style:style>
    <style:style style:name="P65" style:family="paragraph" style:parent-style-name="Table_20_Contents">
      <style:text-properties officeooo:rsid="007ae50e" officeooo:paragraph-rsid="007ae50e"/>
    </style:style>
    <style:style style:name="P66" style:family="paragraph" style:parent-style-name="Table_20_Contents">
      <style:text-properties officeooo:rsid="007ae50e" officeooo:paragraph-rsid="007ae8c5"/>
    </style:style>
    <style:style style:name="P67" style:family="paragraph" style:parent-style-name="Table_20_Contents">
      <style:text-properties officeooo:rsid="007b4e2c" officeooo:paragraph-rsid="007b4e2c"/>
    </style:style>
    <style:style style:name="P68" style:family="paragraph" style:parent-style-name="Table_20_Contents">
      <style:text-properties officeooo:rsid="007b4e2c" officeooo:paragraph-rsid="007bb105"/>
    </style:style>
    <style:style style:name="P69" style:family="paragraph" style:parent-style-name="Table_20_Contents">
      <style:text-properties officeooo:rsid="007eac80" officeooo:paragraph-rsid="007eac80"/>
    </style:style>
    <style:style style:name="P70" style:family="paragraph" style:parent-style-name="Table_20_Contents">
      <style:text-properties officeooo:rsid="007eb8ca" officeooo:paragraph-rsid="007eb8ca"/>
    </style:style>
    <style:style style:name="P71" style:family="paragraph" style:parent-style-name="Table_20_Contents">
      <style:text-properties officeooo:rsid="007f93c8" officeooo:paragraph-rsid="007f93c8"/>
    </style:style>
    <style:style style:name="P72" style:family="paragraph" style:parent-style-name="Table_20_Heading">
      <style:text-properties officeooo:rsid="003bfe38" officeooo:paragraph-rsid="003bfe38"/>
    </style:style>
    <style:style style:name="P73" style:family="paragraph" style:parent-style-name="Table_20_Heading">
      <style:text-properties officeooo:rsid="0071bb66" officeooo:paragraph-rsid="0071bb66"/>
    </style:style>
    <style:style style:name="P74" style:family="paragraph" style:parent-style-name="Text_20_body" style:list-style-name="L1">
      <style:text-properties officeooo:rsid="0012d91e" officeooo:paragraph-rsid="0012d91e"/>
    </style:style>
    <style:style style:name="P75" style:family="paragraph" style:parent-style-name="Text_20_body" style:list-style-name="L2">
      <style:text-properties officeooo:rsid="00a396f0" officeooo:paragraph-rsid="00a396f0"/>
    </style:style>
    <style:style style:name="P76" style:family="paragraph" style:parent-style-name="Text_20_body" style:list-style-name="L3">
      <style:text-properties officeooo:rsid="00c2673d" officeooo:paragraph-rsid="00c2673d"/>
    </style:style>
    <style:style style:name="P77" style:family="paragraph" style:parent-style-name="Text_20_body" style:list-style-name="L3">
      <style:text-properties officeooo:rsid="00c40241" officeooo:paragraph-rsid="00c40241"/>
    </style:style>
    <style:style style:name="P78" style:family="paragraph" style:parent-style-name="Text_20_body" style:list-style-name="L4">
      <style:text-properties fo:font-weight="bold" officeooo:rsid="00db02ef" officeooo:paragraph-rsid="00db02ef" style:font-weight-asian="bold" style:font-weight-complex="bold"/>
    </style:style>
    <style:style style:name="P79" style:family="paragraph" style:parent-style-name="Text_20_body" style:list-style-name="L4">
      <style:text-properties fo:font-weight="bold" officeooo:rsid="00e37733" officeooo:paragraph-rsid="00e37733" style:font-weight-asian="bold" style:font-weight-complex="bold"/>
    </style:style>
    <style:style style:name="P80" style:family="paragraph" style:parent-style-name="Text_20_body" style:list-style-name="L4">
      <style:text-properties officeooo:rsid="00d82376" officeooo:paragraph-rsid="00d82376"/>
    </style:style>
    <style:style style:name="P81" style:family="paragraph" style:parent-style-name="Text_20_body" style:list-style-name="L4">
      <style:text-properties officeooo:rsid="00d82376" officeooo:paragraph-rsid="00db8d5a"/>
    </style:style>
    <style:style style:name="P82" style:family="paragraph" style:parent-style-name="Text_20_body" style:list-style-name="L4">
      <style:text-properties officeooo:rsid="00db02ef" officeooo:paragraph-rsid="00de50d7"/>
    </style:style>
    <style:style style:name="P83" style:family="paragraph" style:parent-style-name="Text_20_body" style:list-style-name="L4">
      <style:text-properties officeooo:rsid="00db02ef" officeooo:paragraph-rsid="00db8d5a"/>
    </style:style>
    <style:style style:name="P84" style:family="paragraph" style:parent-style-name="Text_20_body" style:list-style-name="L4">
      <style:text-properties officeooo:rsid="00e67392" officeooo:paragraph-rsid="00e67392"/>
    </style:style>
    <style:style style:name="P85" style:family="paragraph" style:parent-style-name="Text_20_body" style:list-style-name="L4">
      <style:text-properties officeooo:rsid="00d98feb" officeooo:paragraph-rsid="00d98feb"/>
    </style:style>
    <style:style style:name="P86" style:family="paragraph" style:parent-style-name="Text_20_body" style:list-style-name="L4">
      <style:text-properties officeooo:rsid="00e2be93" officeooo:paragraph-rsid="00e2be93"/>
    </style:style>
    <style:style style:name="P87" style:family="paragraph" style:parent-style-name="Text_20_body" style:list-style-name="L5">
      <style:text-properties officeooo:rsid="001bcea3" officeooo:paragraph-rsid="001bcea3"/>
    </style:style>
    <style:style style:name="P88" style:family="paragraph" style:parent-style-name="Text_20_body" style:list-style-name="L5">
      <style:text-properties officeooo:rsid="001dabd8" officeooo:paragraph-rsid="001dabd8"/>
    </style:style>
    <style:style style:name="P89" style:family="paragraph" style:parent-style-name="Text_20_body">
      <style:text-properties fo:language="cs" fo:country="CZ" officeooo:rsid="00c9e4f2" officeooo:paragraph-rsid="00c9e4f2"/>
    </style:style>
    <style:style style:name="P90" style:family="paragraph" style:parent-style-name="Text_20_body">
      <style:text-properties officeooo:rsid="00e8a526" officeooo:paragraph-rsid="00e8a526"/>
    </style:style>
    <style:style style:name="P91" style:family="paragraph" style:parent-style-name="Table_20_Heading">
      <style:text-properties officeooo:rsid="00ee0492" officeooo:paragraph-rsid="00ee0492"/>
    </style:style>
    <style:style style:name="P92" style:family="paragraph" style:parent-style-name="Heading_20_1">
      <style:text-properties officeooo:rsid="000e1ed2" officeooo:paragraph-rsid="000e1ed2"/>
    </style:style>
    <style:style style:name="P93" style:family="paragraph" style:parent-style-name="Heading_20_2" style:list-style-name="">
      <style:text-properties officeooo:rsid="000f8be7" officeooo:paragraph-rsid="000f8be7"/>
    </style:style>
    <style:style style:name="P94" style:family="paragraph" style:parent-style-name="Heading_20_2" style:list-style-name="">
      <style:text-properties officeooo:rsid="00d65b5e" officeooo:paragraph-rsid="00d65b5e"/>
    </style:style>
    <style:style style:name="P95" style:family="paragraph" style:parent-style-name="Heading_20_2" style:list-style-name="">
      <style:text-properties officeooo:rsid="0018e88c" officeooo:paragraph-rsid="0018e88c"/>
    </style:style>
    <style:style style:name="P96" style:family="paragraph" style:parent-style-name="Heading_20_2" style:list-style-name="">
      <style:text-properties fo:language="cs" fo:country="CZ" officeooo:rsid="002101e0" officeooo:paragraph-rsid="002101e0"/>
    </style:style>
    <style:style style:name="P97" style:family="paragraph" style:parent-style-name="Heading_20_2">
      <style:text-properties officeooo:paragraph-rsid="00d56313"/>
    </style:style>
    <style:style style:name="P98" style:family="paragraph" style:parent-style-name="Heading_20_2" style:list-style-name="">
      <style:text-properties officeooo:rsid="00c75de6" officeooo:paragraph-rsid="00c75de6"/>
    </style:style>
    <style:style style:name="P99" style:family="paragraph" style:parent-style-name="Heading_20_2">
      <style:paragraph-properties fo:break-before="page"/>
      <style:text-properties officeooo:rsid="000f8be7" officeooo:paragraph-rsid="000f8be7"/>
    </style:style>
    <style:style style:name="P100" style:family="paragraph" style:parent-style-name="Heading_20_2">
      <style:paragraph-properties fo:break-before="page"/>
      <style:text-properties officeooo:rsid="00d65b5e" officeooo:paragraph-rsid="00d65b5e"/>
    </style:style>
    <style:style style:name="P101" style:family="paragraph" style:parent-style-name="Heading_20_2">
      <style:paragraph-properties fo:break-before="page"/>
      <style:text-properties officeooo:rsid="0018e88c" officeooo:paragraph-rsid="0018e88c"/>
    </style:style>
    <style:style style:name="P102" style:family="paragraph" style:parent-style-name="Heading_20_2">
      <style:paragraph-properties fo:break-before="page"/>
      <style:text-properties fo:language="cs" fo:country="CZ" officeooo:rsid="002101e0" officeooo:paragraph-rsid="002101e0"/>
    </style:style>
    <style:style style:name="P103" style:family="paragraph" style:parent-style-name="Heading_20_2">
      <style:paragraph-properties fo:break-before="page"/>
      <style:text-properties officeooo:rsid="00c75de6" officeooo:paragraph-rsid="00c75de6"/>
    </style:style>
    <style:style style:name="P104" style:family="paragraph" style:parent-style-name="Heading_20_2">
      <style:paragraph-properties fo:break-before="page"/>
      <style:text-properties officeooo:rsid="008405e8" officeooo:paragraph-rsid="008405e8"/>
    </style:style>
    <style:style style:name="P105" style:family="paragraph" style:parent-style-name="Table_20_Contents">
      <style:text-properties officeooo:rsid="003e30a6" officeooo:paragraph-rsid="00edf7c9"/>
    </style:style>
    <style:style style:name="P106" style:family="paragraph" style:parent-style-name="Table_20_Contents">
      <style:text-properties officeooo:rsid="00ebb5a5" officeooo:paragraph-rsid="00ebb5a5"/>
    </style:style>
    <style:style style:name="P107" style:family="paragraph" style:parent-style-name="Table_20_Contents">
      <style:text-properties officeooo:rsid="00ebf428" officeooo:paragraph-rsid="00ebf428"/>
    </style:style>
    <style:style style:name="P108" style:family="paragraph" style:parent-style-name="Table_20_Contents">
      <style:text-properties officeooo:rsid="00ebf428" officeooo:paragraph-rsid="00ecd0ab"/>
    </style:style>
    <style:style style:name="P109" style:family="paragraph" style:parent-style-name="Table_20_Contents">
      <style:text-properties officeooo:rsid="00efc199" officeooo:paragraph-rsid="00efc199"/>
    </style:style>
    <style:style style:name="P110" style:family="paragraph" style:parent-style-name="Table_20_Contents">
      <style:text-properties officeooo:rsid="00f1447c" officeooo:paragraph-rsid="00f1447c"/>
    </style:style>
    <style:style style:name="P111" style:family="paragraph" style:parent-style-name="Table_20_Contents">
      <style:text-properties officeooo:rsid="00f2749f" officeooo:paragraph-rsid="00f2749f"/>
    </style:style>
    <style:style style:name="P112" style:family="paragraph" style:parent-style-name="Table_20_Contents">
      <style:text-properties officeooo:rsid="00f42f9e" officeooo:paragraph-rsid="00f42f9e"/>
    </style:style>
    <style:style style:name="P113" style:family="paragraph" style:parent-style-name="Table_20_Contents">
      <style:text-properties officeooo:rsid="00f59803" officeooo:paragraph-rsid="00f59803"/>
    </style:style>
    <style:style style:name="P114" style:family="paragraph" style:parent-style-name="Table_20_Contents">
      <style:text-properties officeooo:rsid="00f6975b" officeooo:paragraph-rsid="00f6975b"/>
    </style:style>
    <style:style style:name="P115" style:family="paragraph" style:parent-style-name="Table_20_Contents">
      <style:text-properties officeooo:rsid="00f7975c" officeooo:paragraph-rsid="00f7975c"/>
    </style:style>
    <style:style style:name="P116" style:family="paragraph" style:parent-style-name="Table_20_Contents">
      <style:text-properties officeooo:rsid="00f851f3" officeooo:paragraph-rsid="00f851f3"/>
    </style:style>
    <style:style style:name="P117" style:family="paragraph" style:parent-style-name="Table_20_Contents">
      <style:text-properties officeooo:rsid="00f8c268" officeooo:paragraph-rsid="00f8c268"/>
    </style:style>
    <style:style style:name="P118" style:family="paragraph" style:parent-style-name="Table_20_Contents">
      <style:text-properties officeooo:rsid="00fa88cb" officeooo:paragraph-rsid="00fa88cb"/>
    </style:style>
    <style:style style:name="P119" style:family="paragraph" style:parent-style-name="Table_20_Contents">
      <style:text-properties officeooo:rsid="00fc7a78" officeooo:paragraph-rsid="00fc7a78"/>
    </style:style>
    <style:style style:name="P120" style:family="paragraph" style:parent-style-name="Table_20_Contents">
      <style:text-properties officeooo:rsid="00fdece0" officeooo:paragraph-rsid="00fdece0"/>
    </style:style>
    <style:style style:name="P121" style:family="paragraph" style:parent-style-name="Table_20_Contents">
      <style:text-properties officeooo:rsid="0100d703" officeooo:paragraph-rsid="0100d703"/>
    </style:style>
    <style:style style:name="P122" style:family="paragraph" style:parent-style-name="Table_20_Contents">
      <style:text-properties officeooo:rsid="0100f65b" officeooo:paragraph-rsid="0100f65b"/>
    </style:style>
    <style:style style:name="P123" style:family="paragraph" style:parent-style-name="Heading_20_3">
      <style:text-properties fo:language="cs" fo:country="CZ" officeooo:rsid="00323650" officeooo:paragraph-rsid="00323650"/>
    </style:style>
    <style:style style:name="P124" style:family="paragraph" style:parent-style-name="Heading_20_3">
      <style:text-properties fo:language="cs" fo:country="CZ" officeooo:rsid="004b347d" officeooo:paragraph-rsid="004b347d"/>
    </style:style>
    <style:style style:name="P125" style:family="paragraph" style:parent-style-name="Heading_20_3">
      <style:text-properties officeooo:paragraph-rsid="00210cd2"/>
    </style:style>
    <style:style style:name="P126" style:family="paragraph" style:parent-style-name="Heading_20_4">
      <style:text-properties officeooo:rsid="0023ccef" officeooo:paragraph-rsid="0023ccef"/>
    </style:style>
    <style:style style:name="P127" style:family="paragraph" style:parent-style-name="Heading_20_4">
      <style:text-properties officeooo:rsid="002b672a" officeooo:paragraph-rsid="002b672a"/>
    </style:style>
    <style:style style:name="P128" style:family="paragraph" style:parent-style-name="Heading_20_4">
      <style:text-properties officeooo:rsid="002d8715" officeooo:paragraph-rsid="002d8715"/>
    </style:style>
    <style:style style:name="P129" style:family="paragraph" style:parent-style-name="Heading_20_4">
      <style:text-properties fo:language="cs" fo:country="CZ" officeooo:rsid="003089af" officeooo:paragraph-rsid="003089af"/>
    </style:style>
    <style:style style:name="P130" style:family="paragraph" style:parent-style-name="Heading_20_4">
      <style:text-properties fo:language="cs" fo:country="CZ" officeooo:rsid="0037bf01" officeooo:paragraph-rsid="0037bf01"/>
    </style:style>
    <style:style style:name="P131" style:family="paragraph" style:parent-style-name="Heading_20_4">
      <style:text-properties fo:language="cs" fo:country="CZ" officeooo:rsid="0057cf7a" officeooo:paragraph-rsid="0057cf7a"/>
    </style:style>
    <style:style style:name="P132" style:family="paragraph" style:parent-style-name="Heading_20_4">
      <style:text-properties fo:language="cs" fo:country="CZ" officeooo:rsid="005cb83e" officeooo:paragraph-rsid="005cb83e"/>
    </style:style>
    <style:style style:name="P133" style:family="paragraph" style:parent-style-name="Heading_20_4">
      <style:text-properties fo:language="cs" fo:country="CZ" officeooo:rsid="005d8ae2" officeooo:paragraph-rsid="005d8ae2"/>
    </style:style>
    <style:style style:name="P134" style:family="paragraph" style:parent-style-name="Heading_20_4">
      <style:text-properties officeooo:rsid="0033279f" officeooo:paragraph-rsid="0033279f"/>
    </style:style>
    <style:style style:name="P135" style:family="paragraph" style:parent-style-name="Heading_20_4">
      <style:text-properties officeooo:rsid="004d1e9e" officeooo:paragraph-rsid="004d1e9e"/>
    </style:style>
    <style:style style:name="P136" style:family="paragraph" style:parent-style-name="Heading_20_4">
      <style:text-properties officeooo:rsid="004f0149" officeooo:paragraph-rsid="004f0149"/>
    </style:style>
    <style:style style:name="P137" style:family="paragraph" style:parent-style-name="Heading_20_4">
      <style:text-properties officeooo:rsid="0056546a" officeooo:paragraph-rsid="0056546a"/>
    </style:style>
    <style:style style:name="P138" style:family="paragraph" style:parent-style-name="Heading_20_4">
      <style:text-properties officeooo:rsid="005c9f49" officeooo:paragraph-rsid="005c9f49"/>
    </style:style>
    <style:style style:name="P139" style:family="paragraph" style:parent-style-name="Heading_20_4">
      <style:text-properties officeooo:rsid="005e579e" officeooo:paragraph-rsid="005e579e"/>
    </style:style>
    <style:style style:name="P140" style:family="paragraph" style:parent-style-name="Heading_20_4">
      <style:text-properties officeooo:rsid="00626198" officeooo:paragraph-rsid="00626198"/>
    </style:style>
    <style:style style:name="P141" style:family="paragraph" style:parent-style-name="Heading_20_4">
      <style:text-properties officeooo:rsid="0066b7ab" officeooo:paragraph-rsid="0066b7ab"/>
    </style:style>
    <style:style style:name="P142" style:family="paragraph" style:parent-style-name="Heading_20_4">
      <style:text-properties officeooo:rsid="006a0c1a" officeooo:paragraph-rsid="006a0c1a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2b7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c9c33" style:font-weight-asian="bold" style:font-weight-complex="bold"/>
    </style:style>
    <style:style style:name="T4" style:family="text">
      <style:text-properties fo:font-weight="bold" officeooo:rsid="00dce728" style:font-weight-asian="bold" style:font-weight-complex="bold"/>
    </style:style>
    <style:style style:name="T5" style:family="text">
      <style:text-properties fo:font-weight="bold" officeooo:rsid="00db02ef" style:font-weight-asian="bold" style:font-weight-complex="bold"/>
    </style:style>
    <style:style style:name="T6" style:family="text">
      <style:text-properties fo:font-weight="bold" officeooo:rsid="00d9519e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8721b0"/>
    </style:style>
    <style:style style:name="T10" style:family="text">
      <style:text-properties fo:language="en" fo:country="US" officeooo:rsid="0087dcc2"/>
    </style:style>
    <style:style style:name="T11" style:family="text">
      <style:text-properties fo:language="en" fo:country="US" officeooo:rsid="008948eb"/>
    </style:style>
    <style:style style:name="T12" style:family="text">
      <style:text-properties fo:language="en" fo:country="US" officeooo:rsid="008a7db3"/>
    </style:style>
    <style:style style:name="T13" style:family="text">
      <style:text-properties fo:language="en" fo:country="US" officeooo:rsid="008da023"/>
    </style:style>
    <style:style style:name="T14" style:family="text">
      <style:text-properties fo:language="en" fo:country="US" officeooo:rsid="008f5e9d"/>
    </style:style>
    <style:style style:name="T15" style:family="text">
      <style:text-properties fo:language="en" fo:country="US" officeooo:rsid="0094a0f4"/>
    </style:style>
    <style:style style:name="T16" style:family="text">
      <style:text-properties fo:language="en" fo:country="US" officeooo:rsid="00967e87"/>
    </style:style>
    <style:style style:name="T17" style:family="text">
      <style:text-properties fo:language="en" fo:country="US" officeooo:rsid="0096bd92"/>
    </style:style>
    <style:style style:name="T18" style:family="text">
      <style:text-properties fo:language="en" fo:country="US" officeooo:rsid="00bba9af"/>
    </style:style>
    <style:style style:name="T19" style:family="text">
      <style:text-properties fo:language="cs" fo:country="CZ"/>
    </style:style>
    <style:style style:name="T20" style:family="text">
      <style:text-properties fo:language="cs" fo:country="CZ" fo:font-weight="bold" style:font-weight-asian="bold" style:font-weight-complex="bold"/>
    </style:style>
    <style:style style:name="T21" style:family="text">
      <style:text-properties fo:language="cs" fo:country="CZ" fo:font-weight="bold" officeooo:rsid="0037cc83" style:font-weight-asian="bold" style:font-weight-complex="bold"/>
    </style:style>
    <style:style style:name="T22" style:family="text">
      <style:text-properties fo:language="cs" fo:country="CZ" fo:font-weight="bold" officeooo:rsid="0071b5cd" style:font-weight-asian="bold" style:font-weight-complex="bold"/>
    </style:style>
    <style:style style:name="T23" style:family="text">
      <style:text-properties fo:language="cs" fo:country="CZ" officeooo:rsid="002029ad"/>
    </style:style>
    <style:style style:name="T24" style:family="text">
      <style:text-properties fo:language="cs" fo:country="CZ" officeooo:rsid="002101e0"/>
    </style:style>
    <style:style style:name="T25" style:family="text">
      <style:text-properties fo:language="cs" fo:country="CZ" officeooo:rsid="0023396a"/>
    </style:style>
    <style:style style:name="T26" style:family="text">
      <style:text-properties fo:language="cs" fo:country="CZ" officeooo:rsid="0023ccef"/>
    </style:style>
    <style:style style:name="T27" style:family="text">
      <style:text-properties fo:language="cs" fo:country="CZ" officeooo:rsid="00249985"/>
    </style:style>
    <style:style style:name="T28" style:family="text">
      <style:text-properties fo:language="cs" fo:country="CZ" officeooo:rsid="00252469"/>
    </style:style>
    <style:style style:name="T29" style:family="text">
      <style:text-properties fo:language="cs" fo:country="CZ" officeooo:rsid="0026815c"/>
    </style:style>
    <style:style style:name="T30" style:family="text">
      <style:text-properties fo:language="cs" fo:country="CZ" officeooo:rsid="002759e0"/>
    </style:style>
    <style:style style:name="T31" style:family="text">
      <style:text-properties fo:language="cs" fo:country="CZ" officeooo:rsid="002872c0"/>
    </style:style>
    <style:style style:name="T32" style:family="text">
      <style:text-properties fo:language="cs" fo:country="CZ" officeooo:rsid="00294453"/>
    </style:style>
    <style:style style:name="T33" style:family="text">
      <style:text-properties fo:language="cs" fo:country="CZ" officeooo:rsid="0029d772"/>
    </style:style>
    <style:style style:name="T34" style:family="text">
      <style:text-properties fo:language="cs" fo:country="CZ" officeooo:rsid="002b9c45"/>
    </style:style>
    <style:style style:name="T35" style:family="text">
      <style:text-properties fo:language="cs" fo:country="CZ" officeooo:rsid="002ba848"/>
    </style:style>
    <style:style style:name="T36" style:family="text">
      <style:text-properties fo:language="cs" fo:country="CZ" officeooo:rsid="002d702a"/>
    </style:style>
    <style:style style:name="T37" style:family="text">
      <style:text-properties fo:language="cs" fo:country="CZ" officeooo:rsid="002d8715"/>
    </style:style>
    <style:style style:name="T38" style:family="text">
      <style:text-properties fo:language="cs" fo:country="CZ" officeooo:rsid="00323650"/>
    </style:style>
    <style:style style:name="T39" style:family="text">
      <style:text-properties fo:language="cs" fo:country="CZ" officeooo:rsid="0033279f"/>
    </style:style>
    <style:style style:name="T40" style:family="text">
      <style:text-properties fo:language="cs" fo:country="CZ" officeooo:rsid="0034f076"/>
    </style:style>
    <style:style style:name="T41" style:family="text">
      <style:text-properties fo:language="cs" fo:country="CZ" officeooo:rsid="0035ef43"/>
    </style:style>
    <style:style style:name="T42" style:family="text">
      <style:text-properties fo:language="cs" fo:country="CZ" officeooo:rsid="0037cc83"/>
    </style:style>
    <style:style style:name="T43" style:family="text">
      <style:text-properties fo:language="cs" fo:country="CZ" officeooo:rsid="00395de1"/>
    </style:style>
    <style:style style:name="T44" style:family="text">
      <style:text-properties fo:language="cs" fo:country="CZ" officeooo:rsid="004b347d"/>
    </style:style>
    <style:style style:name="T45" style:family="text">
      <style:text-properties fo:language="cs" fo:country="CZ" officeooo:rsid="004d5a26"/>
    </style:style>
    <style:style style:name="T46" style:family="text">
      <style:text-properties fo:language="cs" fo:country="CZ" officeooo:rsid="004f0149"/>
    </style:style>
    <style:style style:name="T47" style:family="text">
      <style:text-properties fo:language="cs" fo:country="CZ" officeooo:rsid="00525b50"/>
    </style:style>
    <style:style style:name="T48" style:family="text">
      <style:text-properties fo:language="cs" fo:country="CZ" officeooo:rsid="00538bd7"/>
    </style:style>
    <style:style style:name="T49" style:family="text">
      <style:text-properties fo:language="cs" fo:country="CZ" officeooo:rsid="0056546a"/>
    </style:style>
    <style:style style:name="T50" style:family="text">
      <style:text-properties fo:language="cs" fo:country="CZ" officeooo:rsid="0057cf7a"/>
    </style:style>
    <style:style style:name="T51" style:family="text">
      <style:text-properties fo:language="cs" fo:country="CZ" officeooo:rsid="005a0358"/>
    </style:style>
    <style:style style:name="T52" style:family="text">
      <style:text-properties fo:language="cs" fo:country="CZ" officeooo:rsid="005b20e3"/>
    </style:style>
    <style:style style:name="T53" style:family="text">
      <style:text-properties fo:language="cs" fo:country="CZ" officeooo:rsid="005dd541"/>
    </style:style>
    <style:style style:name="T54" style:family="text">
      <style:text-properties fo:language="cs" fo:country="CZ" officeooo:rsid="00604ed4"/>
    </style:style>
    <style:style style:name="T55" style:family="text">
      <style:text-properties fo:language="cs" fo:country="CZ" officeooo:rsid="0060e5d9"/>
    </style:style>
    <style:style style:name="T56" style:family="text">
      <style:text-properties fo:language="cs" fo:country="CZ" officeooo:rsid="006102f2"/>
    </style:style>
    <style:style style:name="T57" style:family="text">
      <style:text-properties fo:language="cs" fo:country="CZ" officeooo:rsid="0062eb72"/>
    </style:style>
    <style:style style:name="T58" style:family="text">
      <style:text-properties fo:language="cs" fo:country="CZ" officeooo:rsid="0065aa27"/>
    </style:style>
    <style:style style:name="T59" style:family="text">
      <style:text-properties fo:language="cs" fo:country="CZ" officeooo:rsid="00672e69"/>
    </style:style>
    <style:style style:name="T60" style:family="text">
      <style:text-properties fo:language="cs" fo:country="CZ" officeooo:rsid="0068868a"/>
    </style:style>
    <style:style style:name="T61" style:family="text">
      <style:text-properties fo:language="cs" fo:country="CZ" officeooo:rsid="006a0c1a"/>
    </style:style>
    <style:style style:name="T62" style:family="text">
      <style:text-properties fo:language="cs" fo:country="CZ" officeooo:rsid="006badf6"/>
    </style:style>
    <style:style style:name="T63" style:family="text">
      <style:text-properties fo:language="cs" fo:country="CZ" officeooo:rsid="006bdb09"/>
    </style:style>
    <style:style style:name="T64" style:family="text">
      <style:text-properties fo:language="cs" fo:country="CZ" officeooo:rsid="006d9552"/>
    </style:style>
    <style:style style:name="T65" style:family="text">
      <style:text-properties fo:language="cs" fo:country="CZ" officeooo:rsid="006ed671"/>
    </style:style>
    <style:style style:name="T66" style:family="text">
      <style:text-properties fo:language="cs" fo:country="CZ" officeooo:rsid="006fc332"/>
    </style:style>
    <style:style style:name="T67" style:family="text">
      <style:text-properties fo:language="cs" fo:country="CZ" officeooo:rsid="0071b5cd"/>
    </style:style>
    <style:style style:name="T68" style:family="text">
      <style:text-properties fo:language="cs" fo:country="CZ" officeooo:rsid="008405e8"/>
    </style:style>
    <style:style style:name="T69" style:family="text">
      <style:text-properties fo:language="cs" fo:country="CZ" officeooo:rsid="00855da8"/>
    </style:style>
    <style:style style:name="T70" style:family="text">
      <style:text-properties fo:language="cs" fo:country="CZ" officeooo:rsid="008721b0"/>
    </style:style>
    <style:style style:name="T71" style:family="text">
      <style:text-properties fo:language="cs" fo:country="CZ" officeooo:rsid="0087dcc2"/>
    </style:style>
    <style:style style:name="T72" style:family="text">
      <style:text-properties fo:language="cs" fo:country="CZ" officeooo:rsid="008a7db3"/>
    </style:style>
    <style:style style:name="T73" style:family="text">
      <style:text-properties fo:language="cs" fo:country="CZ" officeooo:rsid="008ba3bb"/>
    </style:style>
    <style:style style:name="T74" style:family="text">
      <style:text-properties fo:language="cs" fo:country="CZ" officeooo:rsid="008da023"/>
    </style:style>
    <style:style style:name="T75" style:family="text">
      <style:text-properties fo:language="cs" fo:country="CZ" officeooo:rsid="00911fd5"/>
    </style:style>
    <style:style style:name="T76" style:family="text">
      <style:text-properties fo:language="cs" fo:country="CZ" officeooo:rsid="00927297"/>
    </style:style>
    <style:style style:name="T77" style:family="text">
      <style:text-properties fo:language="cs" fo:country="CZ" officeooo:rsid="00a8a9d9"/>
    </style:style>
    <style:style style:name="T78" style:family="text">
      <style:text-properties fo:language="cs" fo:country="CZ" officeooo:rsid="00abf50b"/>
    </style:style>
    <style:style style:name="T79" style:family="text">
      <style:text-properties fo:language="cs" fo:country="CZ" officeooo:rsid="00ac22d8"/>
    </style:style>
    <style:style style:name="T80" style:family="text">
      <style:text-properties fo:language="cs" fo:country="CZ" officeooo:rsid="00accf98"/>
    </style:style>
    <style:style style:name="T81" style:family="text">
      <style:text-properties fo:language="cs" fo:country="CZ" officeooo:rsid="00ad3297"/>
    </style:style>
    <style:style style:name="T82" style:family="text">
      <style:text-properties fo:language="cs" fo:country="CZ" officeooo:rsid="00adf1e0"/>
    </style:style>
    <style:style style:name="T83" style:family="text">
      <style:text-properties fo:language="cs" fo:country="CZ" officeooo:rsid="00ae637d"/>
    </style:style>
    <style:style style:name="T84" style:family="text">
      <style:text-properties fo:language="cs" fo:country="CZ" officeooo:rsid="00af5b24"/>
    </style:style>
    <style:style style:name="T85" style:family="text">
      <style:text-properties fo:language="cs" fo:country="CZ" officeooo:rsid="00b0ef4a"/>
    </style:style>
    <style:style style:name="T86" style:family="text">
      <style:text-properties fo:language="cs" fo:country="CZ" officeooo:rsid="00b82823"/>
    </style:style>
    <style:style style:name="T87" style:family="text">
      <style:text-properties fo:language="cs" fo:country="CZ" officeooo:rsid="00b8acba"/>
    </style:style>
    <style:style style:name="T88" style:family="text">
      <style:text-properties fo:language="cs" fo:country="CZ" officeooo:rsid="00b90caf"/>
    </style:style>
    <style:style style:name="T89" style:family="text">
      <style:text-properties fo:language="cs" fo:country="CZ" officeooo:rsid="00bc51c9"/>
    </style:style>
    <style:style style:name="T90" style:family="text">
      <style:text-properties fo:language="cs" fo:country="CZ" officeooo:rsid="00bde5a3"/>
    </style:style>
    <style:style style:name="T91" style:family="text">
      <style:text-properties fo:language="cs" fo:country="CZ" officeooo:rsid="00bf4a28"/>
    </style:style>
    <style:style style:name="T92" style:family="text">
      <style:text-properties fo:language="cs" fo:country="CZ" officeooo:rsid="00bf8041"/>
    </style:style>
    <style:style style:name="T93" style:family="text">
      <style:text-properties fo:language="cs" fo:country="CZ" officeooo:rsid="00bfbba0"/>
    </style:style>
    <style:style style:name="T94" style:family="text">
      <style:text-properties fo:language="cs" fo:country="CZ" officeooo:rsid="00e8a526"/>
    </style:style>
    <style:style style:name="T95" style:family="text">
      <style:text-properties fo:language="cs" fo:country="CZ" officeooo:rsid="00210cd2"/>
    </style:style>
    <style:style style:name="T96" style:family="text">
      <style:text-properties fo:language="cs" fo:country="CZ" officeooo:rsid="00e9c3e2"/>
    </style:style>
    <style:style style:name="T97" style:family="text">
      <style:text-properties fo:language="cs" fo:country="CZ" officeooo:rsid="00ebab8c"/>
    </style:style>
    <style:style style:name="T98" style:family="text">
      <style:text-properties officeooo:rsid="0045c8af"/>
    </style:style>
    <style:style style:name="T99" style:family="text">
      <style:text-properties officeooo:rsid="00754059"/>
    </style:style>
    <style:style style:name="T100" style:family="text">
      <style:text-properties officeooo:rsid="0075aa49"/>
    </style:style>
    <style:style style:name="T101" style:family="text">
      <style:text-properties officeooo:rsid="0078893d"/>
    </style:style>
    <style:style style:name="T102" style:family="text">
      <style:text-properties officeooo:rsid="0079702b"/>
    </style:style>
    <style:style style:name="T103" style:family="text">
      <style:text-properties officeooo:rsid="007ae8c5"/>
    </style:style>
    <style:style style:name="T104" style:family="text">
      <style:text-properties officeooo:rsid="007bd59e"/>
    </style:style>
    <style:style style:name="T105" style:family="text">
      <style:text-properties officeooo:rsid="007da4b4"/>
    </style:style>
    <style:style style:name="T106" style:family="text">
      <style:text-properties officeooo:rsid="007de34e"/>
    </style:style>
    <style:style style:name="T107" style:family="text">
      <style:text-properties officeooo:rsid="007df4af"/>
    </style:style>
    <style:style style:name="T108" style:family="text">
      <style:text-properties officeooo:rsid="007eb8ca"/>
    </style:style>
    <style:style style:name="T109" style:family="text">
      <style:text-properties officeooo:rsid="00a24ba3"/>
    </style:style>
    <style:style style:name="T110" style:family="text">
      <style:text-properties officeooo:rsid="00a396f0"/>
    </style:style>
    <style:style style:name="T111" style:family="text">
      <style:text-properties officeooo:rsid="00aa7816"/>
    </style:style>
    <style:style style:name="T112" style:family="text">
      <style:text-properties officeooo:rsid="00b1f28d"/>
    </style:style>
    <style:style style:name="T113" style:family="text">
      <style:text-properties officeooo:rsid="00b355d8"/>
    </style:style>
    <style:style style:name="T114" style:family="text">
      <style:text-properties officeooo:rsid="00b3bf0a"/>
    </style:style>
    <style:style style:name="T115" style:family="text">
      <style:text-properties officeooo:rsid="00b49be5"/>
    </style:style>
    <style:style style:name="T116" style:family="text">
      <style:text-properties officeooo:rsid="00b5510c"/>
    </style:style>
    <style:style style:name="T117" style:family="text">
      <style:text-properties officeooo:rsid="00b7d68f"/>
    </style:style>
    <style:style style:name="T118" style:family="text">
      <style:text-properties officeooo:rsid="00bac976"/>
    </style:style>
    <style:style style:name="T119" style:family="text">
      <style:text-properties officeooo:rsid="00c506dc"/>
    </style:style>
    <style:style style:name="T120" style:family="text">
      <style:text-properties officeooo:rsid="00c6d529"/>
    </style:style>
    <style:style style:name="T121" style:family="text">
      <style:text-properties officeooo:rsid="00c7028d"/>
    </style:style>
    <style:style style:name="T122" style:family="text">
      <style:text-properties officeooo:rsid="00cb2e52"/>
    </style:style>
    <style:style style:name="T123" style:family="text">
      <style:text-properties officeooo:rsid="00ccefeb"/>
    </style:style>
    <style:style style:name="T124" style:family="text">
      <style:text-properties officeooo:rsid="00cf1d1e"/>
    </style:style>
    <style:style style:name="T125" style:family="text">
      <style:text-properties officeooo:rsid="00d0de91"/>
    </style:style>
    <style:style style:name="T126" style:family="text">
      <style:text-properties officeooo:rsid="00d2ccc8"/>
    </style:style>
    <style:style style:name="T127" style:family="text">
      <style:text-properties officeooo:rsid="00d39dd1"/>
    </style:style>
    <style:style style:name="T128" style:family="text">
      <style:text-properties officeooo:rsid="00e44f54"/>
    </style:style>
    <style:style style:name="T129" style:family="text">
      <style:text-properties officeooo:rsid="00e84826"/>
    </style:style>
    <style:style style:name="T130" style:family="text">
      <style:text-properties officeooo:rsid="00ed4dff"/>
    </style:style>
    <style:style style:name="T131" style:family="text">
      <style:text-properties officeooo:rsid="00ed9299"/>
    </style:style>
    <style:style style:name="T132" style:family="text">
      <style:text-properties officeooo:rsid="00ff68b3"/>
    </style:style>
    <style:style style:name="T133" style:family="text">
      <style:text-properties officeooo:rsid="01021708"/>
    </style:style>
    <style:style style:name="T134" style:family="text">
      <style:text-properties officeooo:rsid="0103fa5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2" text:outline-level="1"><text:bookmark-start text:name="__RefHeading__1201_653140394"/>Dokumentace k programu Sekvencer<text:bookmark-end text:name="__RefHeading__1201_653140394"/></text:h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43"><text:a xlink:type="simple" xlink:href="#__RefHeading__1201_653140394" text:style-name="Index_20_Link" text:visited-style-name="Index_20_Link">Dokumentace k programu Sekvencer<text:tab/>1</text:a></text:p>
          <text:p text:style-name="P146"><text:a xlink:type="simple" xlink:href="#__RefHeading__1203_653140394" text:style-name="Index_20_Link" text:visited-style-name="Index_20_Link">Připojení<text:tab/>2</text:a></text:p>
          <text:p text:style-name="P146"><text:a xlink:type="simple" xlink:href="#__RefHeading__1205_653140394" text:style-name="Index_20_Link" text:visited-style-name="Index_20_Link">Limity<text:tab/>4</text:a></text:p>
          <text:p text:style-name="P146"><text:a xlink:type="simple" xlink:href="#__RefHeading__1207_653140394" text:style-name="Index_20_Link" text:visited-style-name="Index_20_Link">Ovládání programu<text:tab/>5</text:a></text:p>
          <text:p text:style-name="P146"><text:a xlink:type="simple" xlink:href="#__RefHeading__1209_653140394" text:style-name="Index_20_Link" text:visited-style-name="Index_20_Link">Podporované příkazy<text:tab/>6</text:a></text:p>
          <text:p text:style-name="P145"><text:a xlink:type="simple" xlink:href="#__RefHeading__1211_653140394" text:style-name="Index_20_Link" text:visited-style-name="Index_20_Link">Ladění a inicializace sekvenceru+<text:tab/>6</text:a></text:p>
          <text:p text:style-name="P144"><text:a xlink:type="simple" xlink:href="#__RefHeading__1213_653140394" text:style-name="Index_20_Link" text:visited-style-name="Index_20_Link">Vymazání EEPROM (r)<text:tab/>6</text:a></text:p>
          <text:p text:style-name="P144"><text:a xlink:type="simple" xlink:href="#__RefHeading__1215_653140394" text:style-name="Index_20_Link" text:visited-style-name="Index_20_Link">Dump EEPROM (U)<text:tab/>6</text:a></text:p>
          <text:p text:style-name="P144"><text:a xlink:type="simple" xlink:href="#__RefHeading__1217_653140394" text:style-name="Index_20_Link" text:visited-style-name="Index_20_Link">Inicializace (I)<text:tab/>6</text:a></text:p>
          <text:p text:style-name="P144"><text:a xlink:type="simple" xlink:href="#__RefHeading__1219_653140394" text:style-name="Index_20_Link" text:visited-style-name="Index_20_Link">Nápověda (h)<text:tab/>6</text:a></text:p>
          <text:p text:style-name="P145"><text:a xlink:type="simple" xlink:href="#__RefHeading__1221_653140394" text:style-name="Index_20_Link" text:visited-style-name="Index_20_Link">Čtení a změna globálního nastavení<text:tab/>6</text:a></text:p>
          <text:p text:style-name="P144"><text:a xlink:type="simple" xlink:href="#__RefHeading__1223_653140394" text:style-name="Index_20_Link" text:visited-style-name="Index_20_Link">Čtení globálního nastavení (G)<text:tab/>6</text:a></text:p>
          <text:p text:style-name="P144"><text:a xlink:type="simple" xlink:href="#__RefHeading__1225_653140394" text:style-name="Index_20_Link" text:visited-style-name="Index_20_Link">Změna globálních nastavení (gN-X)<text:tab/>6</text:a></text:p>
          <text:p text:style-name="P145"><text:a xlink:type="simple" xlink:href="#__RefHeading__1227_653140394" text:style-name="Index_20_Link" text:visited-style-name="Index_20_Link">Práce s programy<text:tab/>7</text:a></text:p>
          <text:p text:style-name="P144"><text:a xlink:type="simple" xlink:href="#__RefHeading__1229_653140394" text:style-name="Index_20_Link" text:visited-style-name="Index_20_Link">Zjištění programů uložených v paměti EEPROM (E)<text:tab/>7</text:a></text:p>
          <text:p text:style-name="P144"><text:a xlink:type="simple" xlink:href="#__RefHeading__1231_653140394" text:style-name="Index_20_Link" text:visited-style-name="Index_20_Link">Výběr programu (S-N)<text:tab/>8</text:a></text:p>
          <text:p text:style-name="P144"><text:a xlink:type="simple" xlink:href="#__RefHeading__1233_653140394" text:style-name="Index_20_Link" text:visited-style-name="Index_20_Link">Zrušení výběru (u)<text:tab/>8</text:a></text:p>
          <text:p text:style-name="P144"><text:a xlink:type="simple" xlink:href="#__RefHeading__1235_653140394" text:style-name="Index_20_Link" text:visited-style-name="Index_20_Link">Detailní informace o programu (L)<text:tab/>8</text:a></text:p>
          <text:p text:style-name="P144"><text:a xlink:type="simple" xlink:href="#__RefHeading__1237_653140394" text:style-name="Index_20_Link" text:visited-style-name="Index_20_Link">Odstranění programu (D)<text:tab/>8</text:a></text:p>
          <text:p text:style-name="P144"><text:a xlink:type="simple" xlink:href="#__RefHeading__1239_653140394" text:style-name="Index_20_Link" text:visited-style-name="Index_20_Link">Vytvoření nového programu (C)<text:tab/>8</text:a></text:p>
          <text:p text:style-name="P144"><text:a xlink:type="simple" xlink:href="#__RefHeading__1241_653140394" text:style-name="Index_20_Link" text:visited-style-name="Index_20_Link">Načtení programu do SRAM (l)<text:tab/>8</text:a></text:p>
          <text:p text:style-name="P144"><text:a xlink:type="simple" xlink:href="#__RefHeading__1243_653140394" text:style-name="Index_20_Link" text:visited-style-name="Index_20_Link">Spuštění programu (a)<text:tab/>8</text:a></text:p>
          <text:p text:style-name="P144"><text:a xlink:type="simple" xlink:href="#__RefHeading__1245_653140394" text:style-name="Index_20_Link" text:visited-style-name="Index_20_Link">Deaktivace programu (d)<text:tab/>8</text:a></text:p>
          <text:p text:style-name="P144"><text:a xlink:type="simple" xlink:href="#__RefHeading__1247_653140394" text:style-name="Index_20_Link" text:visited-style-name="Index_20_Link">Smazání instrukce programu (e-N)<text:tab/>8</text:a></text:p>
          <text:p text:style-name="P144"><text:a xlink:type="simple" xlink:href="#__RefHeading__1249_653140394" text:style-name="Index_20_Link" text:visited-style-name="Index_20_Link">Přidání instrukce (T-HH:MM:SS:mmm-I, R-HH:MM:SS:mmm-I)<text:tab/>9</text:a></text:p>
          <text:p text:style-name="P146"><text:a xlink:type="simple" xlink:href="#__RefHeading__1251_653140394" text:style-name="Index_20_Link" text:visited-style-name="Index_20_Link">Chybové kódy<text:tab/>10</text:a></text:p>
          <text:p text:style-name="P146"><text:a xlink:type="simple" xlink:href="#__RefHeading__1253_653140394" text:style-name="Index_20_Link" text:visited-style-name="Index_20_Link">Příklady<text:tab/>12</text:a></text:p>
        </text:index-body>
      </text:table-of-content>
      <text:h text:style-name="P93" text:outline-level="2"/>
      <text:h text:style-name="P99" text:outline-level="2"><text:bookmark-start text:name="__RefHeading__1203_653140394"/>Připojení<text:bookmark-end text:name="__RefHeading__1203_653140394"/></text:h>
      <text:p text:style-name="P1">Sekvencer dokáže komunikovat (zejména přijímat příkazy) přes dvě rozhraní: USART0 a TWI. Přičemž odpovědi na příkazy posílá přes to rozhraní, na kterém jej přijal. <text:span text:style-name="T1">Výchozí nastavení pro komunikaci přes USART0 je následující:</text:span></text:p>
      <text:list xml:id="list7983602588063798025" text:style-name="L1">
        <text:list-item>
          <text:p text:style-name="P74"><text:span text:style-name="T2">Baud rate:</text:span> 9600,</text:p>
        </text:list-item>
        <text:list-item>
          <text:p text:style-name="P74"><text:span text:style-name="T2">Stop bity:</text:span> 1,</text:p>
        </text:list-item>
        <text:list-item>
          <text:p text:style-name="P74"><text:span text:style-name="T2">Datové bity:</text:span> 8,</text:p>
        </text:list-item>
        <text:list-item>
          <text:p text:style-name="P74"><text:span text:style-name="T2">Parita:</text:span> žádná.</text:p>
        </text:list-item>
      </text:list>
      <text:p text:style-name="P36">V případě komunikace přes TWI se sekvencer prezentuje jako zařízení typu slave s adresou <text:span text:style-name="T110">0x15. Adresu je nutné vyplnit do horních sedmi bitů registru TWDR. Jinak řečeno, pro úspěšné zahájení komunikace je nutné uvádět následující hodnoty:</text:span></text:p>
      <text:list xml:id="list7754708727974177724" text:style-name="L2">
        <text:list-item>
          <text:p text:style-name="P75"><text:span text:style-name="T2">SLA+R:</text:span> 0x2A</text:p>
        </text:list-item>
        <text:list-item>
          <text:p text:style-name="P75"><text:span text:style-name="T2">SLA+W:</text:span> 0x2B</text:p>
        </text:list-item>
      </text:list>
      <text:p text:style-name="P37">Při komunikaci přes TWI je nejprve nutné Sekvenceru zaslat příkaz a následně se pokusit přečíst jeho výstup. Příkaz není nutné zaslat celý v rámci jedné dvojice signálů START-STOP, jen je třeba mít na paměti, že kdykoliv je sekvencer adresován pro zápis, zahazuje data připravená k přečtení. </text:p>
      <text:p text:style-name="P40">Po ukončení příkazu či jeho části může být sekvencer na TWI <text:span text:style-name="T121">sběrnici (virtuálně) </text:span>nedostupný po dobu zpracovávání tohoto příkazu či jeho <text:span text:style-name="T123">prefixu</text:span>. <text:span text:style-name="T120">Jakmile ale tyto operace dokončí, opět se ke sběrnici připojí.</text:span></text:p>
      <text:p text:style-name="P38">Po úspěšném spojení se sekvencerem za účelem čtení výstupu příkazu (vystavení adresy SLA+R) je třeba interpretovat následující hodnoty přijatých bajtů speciálním způsobem:</text:p>
      <text:list xml:id="list4912830074385914925" text:style-name="L3">
        <text:list-item>
          <text:p text:style-name="P76"><text:span text:style-name="T2">0xFE:</text:span> sekvencer aktuálně nemá k dispozici žádná data. Je nutné počkat, až data k dispozici budou a pokusit se je znovu přečíst.</text:p>
        </text:list-item>
        <text:list-item>
          <text:p text:style-name="P77"><text:span text:style-name="T2">0xFF:</text:span> výstup právě zpracovaného příkazu zde končí. Tento bajt bude následován ještě dalším bajtem s hodnotou 0xFF, který je nutné také přečíst. Potom je třeba zadat další příkaz.</text:p>
        </text:list-item>
      </text:list>
      <text:p text:style-name="P43">V případě, že příkazem je výpis obsahu paměti EEPROM, sekvencer po úspěšném vystavení SLA+R dovolí přečíst přesně 4096 bajtů, jejichž hodnoty nejsou zatíženy speciálním významem.</text:p>
      <text:p text:style-name="P44">Pokud chcete pomocí TWI komunikovat přímo mezi sekvencerem a <text:span text:style-name="T124">master</text:span> zařízením, je nutné <text:span text:style-name="T127">(krom společného uzemnění a propojení SDA a SCL pinů) </text:span>nastavit pull-up <text:span text:style-name="T125">rezistory</text:span> na <text:span text:style-name="T126">master</text:span> zařízení; sekvencer je na své straně nenastavuje.</text:p>
      <text:p text:style-name="P39">Kapacita bufferu pro přijetí příkazu je <text:span text:style-name="T122">32</text:span> bajtů jak pro rozhraní USART0, tak pro TWI. <text:span text:style-name="T119">V případě, že se tato kapacita naplní, další přijaté bajty budou zahazovány.</text:span></text:p>
      <text:h text:style-name="P94" text:outline-level="2"><text:soft-page-break/></text:h>
      <text:h text:style-name="P100" text:outline-level="2"><text:bookmark-start text:name="__RefHeading__1205_653140394"/>Limity<text:bookmark-end text:name="__RefHeading__1205_653140394"/></text:h>
      <text:p text:style-name="P45">Pro sekvencer jsou definovány následující limity, ať už uměle nebo vzhledem k architektuře, pro kterou byl program tvořen (ATmega128).</text:p>
      <text:list xml:id="list3297902904503400845" text:style-name="L4">
        <text:list-item>
          <text:p text:style-name="P78">Programy</text:p>
          <text:list>
            <text:list-item>
              <text:p text:style-name="P80"><text:span text:style-name="T2">Maximální počet programů </text:span><text:span text:style-name="T3">(</text:span><text:span text:style-name="T2">EEPROM</text:span><text:span text:style-name="T3">)</text:span><text:span text:style-name="T2">:</text:span> 32</text:p>
            </text:list-item>
            <text:list-item>
              <text:p text:style-name="P82"><text:span text:style-name="T2">Maximální počet programů </text:span><text:span text:style-name="T4">(</text:span><text:span text:style-name="T2">SRAM</text:span><text:span text:style-name="T4">)</text:span><text:span text:style-name="T2">:</text:span> 1</text:p>
            </text:list-item>
            <text:list-item>
              <text:p text:style-name="P80"><text:span text:style-name="T2">Maximální počet instrukcí v jednom programu:</text:span> 512</text:p>
            </text:list-item>
            <text:list-item>
              <text:p text:style-name="P83"><text:span text:style-name="T2">Velikost jedné instrukce v bajtech (EEPROM):</text:span> 8</text:p>
            </text:list-item>
            <text:list-item>
              <text:p text:style-name="P81"><text:span text:style-name="T2">Velikost jedné instrukce v bajtech </text:span><text:span text:style-name="T5">(SRAM)</text:span><text:span text:style-name="T2">: </text:span><text:s/>6</text:p>
            </text:list-item>
            <text:list-item>
              <text:p text:style-name="P84"><text:span text:style-name="T2">Maximální absolutní čas instrukce:</text:span> 99 hodin, 59 minut, 59 sekund, 999 milisekund</text:p>
            </text:list-item>
          </text:list>
        </text:list-item>
        <text:list-item>
          <text:p text:style-name="P78">Komunikace</text:p>
          <text:list>
            <text:list-item>
              <text:p text:style-name="P80"><text:span text:style-name="T2">Možné baudrate pro (USART0):</text:span> 4800, 9600, 19200, 38400</text:p>
            </text:list-item>
            <text:list-item>
              <text:p text:style-name="P80"><text:span text:style-name="T2">Podporované počty stop bitů </text:span><text:span text:style-name="T6">(USART0)</text:span><text:span text:style-name="T2">:</text:span> 1, 2</text:p>
            </text:list-item>
            <text:list-item>
              <text:p text:style-name="P80"><text:span text:style-name="T2">Podporované parity (USART0):</text:span> žádná, sudá, lichá</text:p>
            </text:list-item>
            <text:list-item>
              <text:p text:style-name="P85"><text:span text:style-name="T2">Dovolené slave adresy (TWI):</text:span> 1-127</text:p>
            </text:list-item>
            <text:list-item>
              <text:p text:style-name="P85"><text:span text:style-name="T2">Maximální frekvence SCL (TWI):</text:span> testováno nejvýše na 100 kHz</text:p>
            </text:list-item>
          </text:list>
        </text:list-item>
        <text:list-item>
          <text:p text:style-name="P79">Využité prostředky <text:span text:style-name="T128">mikrokontroléru</text:span></text:p>
          <text:list>
            <text:list-item>
              <text:p text:style-name="P86"><text:span text:style-name="T2">FLASH:</text:span> <text:span text:style-name="T129">13896 B (10,6 %)</text:span></text:p>
            </text:list-item>
            <text:list-item>
              <text:p text:style-name="P86"><text:span text:style-name="T2">EEPROM:</text:span> <text:span text:style-name="T129">18 B + instrukce programů</text:span></text:p>
            </text:list-item>
            <text:list-item>
              <text:p text:style-name="P86"><text:span text:style-name="T2">SRAM:</text:span> <text:span text:style-name="T129">3395 B (82,8 %)</text:span></text:p>
            </text:list-item>
          </text:list>
        </text:list-item>
      </text:list>
      <text:h text:style-name="P95" text:outline-level="2"/>
      <text:h text:style-name="P101" text:outline-level="2"><text:bookmark-start text:name="__RefHeading__1207_653140394"/>Ovládání programu<text:bookmark-end text:name="__RefHeading__1207_653140394"/></text:h>
      <text:p text:style-name="P2">Sekvencer je možné ovládat zasláním jednotlivých příkazů přes jedno z podporovaných rozhraní (USART0, TWI). Zadání každého příkazu končí znakem 0xD (v programu Realterm se jedná o klávesu ENTER). Sekvencer se zaslaný příkaz pokusí vykonat a podle výsledku vrátí následující sekvenci znaků:</text:p>
      <text:list xml:id="list6683653732097695893" text:style-name="L5">
        <text:list-item>
          <text:p text:style-name="P87"><text:span text:style-name="T2">ERR </text:span><text:span text:style-name="T8">#</text:span><text:span text:style-name="T20">N</text:span><text:span text:style-name="T19">. Příkaz se nepodařilo vykonat. N je maximálně trojciferné číslo udávající kód chyby.</text:span></text:p>
        </text:list-item>
        <text:list-item>
          <text:p text:style-name="P88"><text:span text:style-name="T20">OK</text:span><text:span text:style-name="T19">. Příkaz se podařilo úspěšně vykonat.</text:span></text:p>
        </text:list-item>
      </text:list>
      <text:p text:style-name="P28">Pokud součást vykonání příkazu znamená i odeslání nějakého výstupu, tento výstup se odesílá na stejné rozhraní, po kterém byl přijat příkaz, a děje se tak ještě před odesláním sekvence indikující úspěch či neúspěch akce.</text:p>
      <text:p text:style-name="P35">Výjimku z pravidla tvoří příkaz na zaslání obsahu celé paměti EEPROM, jehož výstupem je pouze obsah této paměti. <text:span text:style-name="T111">Žádný sufix OK či ERR se nepřidává.</text:span></text:p>
      <text:p text:style-name="P3"><text:span text:style-name="T19">Sekvencer disponuje konečným automatem, který během odesílání jednotlivých znaků příkazu kontroluje, zda-li aktuálně přijatý prefix odpovídá prefixu některého z podporovaných příkazů. Pokud ano, právě přijatý znak je odeslán zpět jako potvrzení jeho správného zpracování. V případě, že po přijetí znaku dojde ke vzniku prefixu, který neodpovídá žádnému z </text:span><text:span text:style-name="T23">prefixů</text:span><text:span text:style-name="T19"> </text:span><text:span text:style-name="T77">pod</text:span><text:span text:style-name="T19">porovaných příkazů, znak není zpracován a nedochází k jeho zpětnému odeslání.</text:span></text:p>
      <text:p text:style-name="P4"><text:span text:style-name="T19">Každý příkaz se skládá ze sekvence znaků abecedy, číslic (v desítkové či šestnáctkové soustavě, záleží na konkrétním příkazu) a znaků dvojtečky a pomlčky, které slouží jako oddělovače jednotlivých </text:span><text:span text:style-name="T25">částí</text:span><text:span text:style-name="T19"> příkazu.</text:span></text:p>
      <text:h text:style-name="P96" text:outline-level="2"/>
      <text:h text:style-name="P102" text:outline-level="2"><text:bookmark-start text:name="__RefHeading__1209_653140394"/>Podporované příkazy<text:bookmark-end text:name="__RefHeading__1209_653140394"/></text:h>
      <text:p text:style-name="P8"><text:span text:style-name="T24">T</text:span><text:span text:style-name="T19">ato sekce popisuje jednotlivé příkazy podporované sekvencerem. Každý příkaz je uvozen vlastním nadpisem, který v závorce obsahuje jeho syntaxi. </text:span><text:span text:style-name="T40">Příkazy lze rozdělit do tří skupin: ladění a inicializace sekvenceru, práce s globálním nastavením a práce s programy.</text:span></text:p>
      <text:h text:style-name="P125" text:outline-level="3"><text:bookmark-start text:name="__RefHeading__1211_653140394"/><text:span text:style-name="T24">L</text:span><text:span text:style-name="T95">adění a inicializace </text:span><text:span text:style-name="T41">sekvenceru</text:span><text:span text:style-name="T94">+</text:span><text:bookmark-end text:name="__RefHeading__1211_653140394"/></text:h>
      <text:p text:style-name="P90"><text:span text:style-name="T94">V</text:span><text:span text:style-name="T19">šechny tři ladící příkazy lze deaktivovat změnou v globálním nastavení sekvencerů (viz tabulka </text:span><text:span text:style-name="T97">1</text:span><text:span text:style-name="T19"> a položky 8, 9 a 10). </text:span><text:span text:style-name="T96">Důvodem zavedení této možnosti je zabránění náhodného spuštění některého z ladících příkazů (zejména resetování a inicializace EEPROM) a zničení aktuálního stavu sekvenceru.</text:span></text:p>
      <text:h text:style-name="P126" text:outline-level="4"><text:bookmark-start text:name="__RefHeading__1213_653140394"/><text:span text:style-name="T27">V</text:span><text:span text:style-name="T19">ymazání EEPROM </text:span><text:span text:style-name="T27">(r)</text:span><text:bookmark-end text:name="__RefHeading__1213_653140394"/></text:h>
      <text:p text:style-name="P5"><text:span text:style-name="T26">V</text:span><text:span text:style-name="T19">ymaže veškerý obsah paměti EEPROM včetně uložené </text:span><text:span text:style-name="T29">globální</text:span><text:span text:style-name="T19"> konfigurace a jednotlivých </text:span><text:span text:style-name="T78">programů</text:span><text:span text:style-name="T19"> pro sekvencer. </text:span><text:span text:style-name="T28">Po skončení příkazu je celá EEPROM vyplněna bajty </text:span><text:span text:style-name="T79">s hodnotou </text:span><text:span text:style-name="T28">0xFF. </text:span><text:span text:style-name="T30">Vzhledem k použití inteligentního režimu zápisu do EEPROM dochází k </text:span><text:span text:style-name="T31">přepisu</text:span><text:span text:style-name="T30"> pouze </text:span><text:span text:style-name="T32">těch </text:span><text:span text:style-name="T30">bajtů, které </text:span><text:span text:style-name="T80">touto </text:span><text:span text:style-name="T30">hodnotu </text:span><text:span text:style-name="T80">ještě</text:span><text:span text:style-name="T30"> neobsahují. </text:span><text:span text:style-name="T33">Z toho vyplývá i proměnlivé trvání příkazu.</text:span></text:p>
      <text:h text:style-name="P127" text:outline-level="4"><text:bookmark-start text:name="__RefHeading__1215_653140394"/><text:span text:style-name="T33">D</text:span><text:span text:style-name="T19">ump EEPROM (U)</text:span><text:bookmark-end text:name="__RefHeading__1215_653140394"/></text:h>
      <text:p text:style-name="P6"><text:span text:style-name="T19">Zašle aktuální obsah celé paměti EEPROM. </text:span><text:span text:style-name="T34">Pro prohlížení v terminálu </text:span><text:span text:style-name="T35">(např. Realterm)</text:span><text:span text:style-name="T34"> je dobré </text:span><text:span text:style-name="T36">před zasláním příkazu</text:span><text:span text:style-name="T34"> </text:span><text:span text:style-name="T35">přepnout</text:span><text:span text:style-name="T34"> do hexadecimálního režimu. </text:span><text:span text:style-name="T81">Na tento příkaz se nevztahují žádná z globálních nastavení ovlivňující odeslání prázdného řádku před či po vykonání příkazu. </text:span><text:span text:style-name="T82">Výstupem je vždy pouze obsah EEPROM. Při komunikaci přes rozhraní TWI nedochází k odeslání koncové sekvence 0xFF 0xFF, protože master zařízení dopředu zná délku výstupu.</text:span></text:p>
      <text:h text:style-name="P128" text:outline-level="4"><text:bookmark-start text:name="__RefHeading__1217_653140394"/><text:span text:style-name="T34">I</text:span><text:span text:style-name="T19">nicializace (I)</text:span><text:bookmark-end text:name="__RefHeading__1217_653140394"/></text:h>
      <text:p text:style-name="P7"><text:span text:style-name="T37">P</text:span><text:span text:style-name="T19">řipraví </text:span><text:span text:style-name="T83">mikrokontrol</text:span><text:span text:style-name="T84">é</text:span><text:span text:style-name="T83">r</text:span><text:span text:style-name="T19"> pro použití sekvenceru. Do EEPROM jsou uložena globální nastavení a testovací program.</text:span></text:p>
      <text:h text:style-name="P129" text:outline-level="4"><text:bookmark-start text:name="__RefHeading__1219_653140394"/>Nápověda (h)<text:bookmark-end text:name="__RefHeading__1219_653140394"/></text:h>
      <text:p text:style-name="P29">Zašle na výstup zkrácenou nápovědu k ovládání sekvenceru. Ta obsahuje seznam podporovaných příkazů a jejich krátký popis.</text:p>
      <text:h text:style-name="P123" text:outline-level="3"><text:bookmark-start text:name="__RefHeading__1221_653140394"/>Čtení a změna globálního nastavení<text:bookmark-end text:name="__RefHeading__1221_653140394"/></text:h>
      <text:h text:style-name="P134" text:outline-level="4"><text:bookmark-start text:name="__RefHeading__1223_653140394"/><text:span text:style-name="T38">Č</text:span><text:span text:style-name="T19">tení globálního nastavení (G)</text:span><text:bookmark-end text:name="__RefHeading__1223_653140394"/></text:h>
      <text:p text:style-name="P9"><text:span text:style-name="T39">V</text:span><text:span text:style-name="T19">ypíše aktuálně používaná globální nastavení. </text:span></text:p>
      <text:h text:style-name="P130" text:outline-level="4"><text:bookmark-start text:name="__RefHeading__1225_653140394"/>Změna globálních nastavení (gN-X)<text:bookmark-end text:name="__RefHeading__1225_653140394"/></text:h>
      <text:p text:style-name="P10"><text:span text:style-name="T19">Změní globální nastavení číslo N na hodnotu X. N je nejvýše dvojciferné hexadecimální číslo identifikující položku, která má být změněna. X je číslo v desítkové soustavě z rozsahu 0-65535 definující novou hodnotu dané položky. </text:span><text:span text:style-name="T42">Tabulka 1 popisuje možné hodnoty N a význam </text:span><text:span text:style-name="T43">a povolené </text:span><text:soft-page-break/><text:span text:style-name="T43">hodnoty </text:span><text:span text:style-name="T42">příslušných položek </text:span><text:span text:style-name="T85">X</text:span><text:span text:style-name="T42">.</text:span></text:p>
      <text:p text:style-name="P11"><text:span text:style-name="T21">T</text:span><text:span text:style-name="T20">abulka 1:</text:span><text:span text:style-name="T19"> Položky globálního nastavení, jejich význam a přípustné hodnoty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72">N</text:p>
          </table:table-cell>
          <table:table-cell table:style-name="Tabulka1.A1" office:value-type="string">
            <text:p text:style-name="P72">Položka</text:p>
          </table:table-cell>
          <table:table-cell table:style-name="Tabulka1.C1" office:value-type="string">
            <text:p text:style-name="P72">Možné hodnoty <text:span text:style-name="T112">X</text:span></text:p>
          </table:table-cell>
        </table:table-row>
        <table:table-row table:style-name="Tabulka1.2">
          <table:table-cell table:style-name="Tabulka1.A2" office:value-type="string">
            <text:p text:style-name="P46">0</text:p>
          </table:table-cell>
          <table:table-cell table:style-name="Tabulka1.A2" office:value-type="string">
            <text:p text:style-name="P49">Definuje baudrate pro komunikaci přes rozhraní USART0. Změna se projeví až po restartování mikrokontrol<text:span text:style-name="T113">é</text:span>ru.</text:p>
          </table:table-cell>
          <table:table-cell table:style-name="Tabulka1.C2" office:value-type="string">
            <text:p text:style-name="P50">4800, 9600, 19200, 38400</text:p>
          </table:table-cell>
        </table:table-row>
        <table:table-row>
          <table:table-cell table:style-name="Tabulka1.A2" office:value-type="string">
            <text:p text:style-name="P46">1</text:p>
          </table:table-cell>
          <table:table-cell table:style-name="Tabulka1.A2" office:value-type="string">
            <text:p text:style-name="P50">Definuje počet stop bitů pro komunikaci přes rozhraní USART0. Změna se projeví až po restartování mikrokontrol<text:span text:style-name="T114">é</text:span>ru.</text:p>
          </table:table-cell>
          <table:table-cell table:style-name="Tabulka1.C2" office:value-type="string">
            <text:p text:style-name="P54">1 <text:span text:style-name="T98">(1 stop bit)</text:span>, 2 <text:span text:style-name="T98">(2 stop bity)</text:span></text:p>
          </table:table-cell>
        </table:table-row>
        <table:table-row>
          <table:table-cell table:style-name="Tabulka1.A2" office:value-type="string">
            <text:p text:style-name="P46">2</text:p>
          </table:table-cell>
          <table:table-cell table:style-name="Tabulka1.A2" office:value-type="string">
            <text:p text:style-name="P51">Definuje paritu pro komunikaci přes rozhraní USART0. Změna se projeví až po restartování mikrokontrol<text:span text:style-name="T115">é</text:span>ru.</text:p>
          </table:table-cell>
          <table:table-cell table:style-name="Tabulka1.C2" office:value-type="string">
            <text:p text:style-name="P55">0 (žádná <text:span text:style-name="T109">parita</text:span>), 2 <text:span text:style-name="T109">(lichá parita)</text:span>, 3 <text:span text:style-name="T109">(sudá parita)</text:span></text:p>
          </table:table-cell>
        </table:table-row>
        <table:table-row>
          <table:table-cell table:style-name="Tabulka1.A2" office:value-type="string">
            <text:p text:style-name="P46">3</text:p>
          </table:table-cell>
          <table:table-cell table:style-name="Tabulka1.A2" office:value-type="string">
            <text:p text:style-name="P52">Definuje adresu zařízení v rámci rozhraní TWI. <text:span text:style-name="T116">Změna se projeví až po restartování mikrokontroléru.</text:span></text:p>
          </table:table-cell>
          <table:table-cell table:style-name="Tabulka1.C2" office:value-type="string">
            <text:p text:style-name="P53">1-127</text:p>
          </table:table-cell>
        </table:table-row>
        <table:table-row>
          <table:table-cell table:style-name="Tabulka1.A2" office:value-type="string">
            <text:p text:style-name="P46">4</text:p>
          </table:table-cell>
          <table:table-cell table:style-name="Tabulka1.A2" office:value-type="string">
            <text:p text:style-name="P59">Definuje, zda během zadávání příkazu má sekvencer odesílat zpět přijaté znaky v případě, že se je podaří úspěšně zpracovat (výsledný prefix odpovídá některému z prefixů podporovaných příkazů).</text:p>
          </table:table-cell>
          <table:table-cell table:style-name="Tabulka1.C2" office:value-type="string">
            <text:p text:style-name="P48">0, chápána jako false, nenulová hodnota chápána jako true</text:p>
          </table:table-cell>
        </table:table-row>
        <table:table-row>
          <table:table-cell table:style-name="Tabulka1.A2" office:value-type="string">
            <text:p text:style-name="P46">5</text:p>
          </table:table-cell>
          <table:table-cell table:style-name="Tabulka1.A2" office:value-type="string">
            <text:p text:style-name="P58">Indikuje, zda po odeslání informace o úspěchu či neúspěchu vykonání zadaného příkazu (sekvence <text:span text:style-name="T2">OK</text:span> nebo <text:span text:style-name="T2">ERR </text:span><text:span text:style-name="T8">#</text:span><text:span text:style-name="T20">N</text:span><text:span text:style-name="T19">) má být odeslána sekvence CR LF za účelem lepšího formátování v terminálu.</text:span></text:p>
          </table:table-cell>
          <table:table-cell table:style-name="Tabulka1.C2" office:value-type="string">
            <text:p text:style-name="P48">0, chápána jako false, nenulová hodnota chápána jako true</text:p>
          </table:table-cell>
        </table:table-row>
        <table:table-row>
          <table:table-cell table:style-name="Tabulka1.A2" office:value-type="string">
            <text:p text:style-name="P46">6</text:p>
          </table:table-cell>
          <table:table-cell table:style-name="Tabulka1.A2" office:value-type="string">
            <text:p text:style-name="P57">Určuje, zda má být <text:span text:style-name="T117">ihned</text:span> po přijetí znaku 13 kódujícího konec zadávání příkazu odeslána sekvence znaku CR LF za účelem zlepšení formátování v terminálu.</text:p>
          </table:table-cell>
          <table:table-cell table:style-name="Tabulka1.C2" office:value-type="string">
            <text:p text:style-name="P48">0, chápána jako false, nenulová hodnota chápána jako true</text:p>
          </table:table-cell>
        </table:table-row>
        <table:table-row>
          <table:table-cell table:style-name="Tabulka1.A2" office:value-type="string">
            <text:p text:style-name="P47">7</text:p>
          </table:table-cell>
          <table:table-cell table:style-name="Tabulka1.A2" office:value-type="string">
            <text:p text:style-name="P56">Udává, zda v případě, že dojde k chybě, má být v rámci sekvence <text:span text:style-name="T2">ERR </text:span><text:span text:style-name="T8">#</text:span><text:span text:style-name="T20">N</text:span><text:span text:style-name="T19"> odeslán i řetězec blíže popisující, co daný kód chyby znamená.</text:span></text:p>
          </table:table-cell>
          <table:table-cell table:style-name="Tabulka1.C2" office:value-type="string">
            <text:p text:style-name="P47"><text:bookmark-start text:name="__DdeLink__1094_653140394"/>0, chápána jako false, nenulová hodnota chápána jako true<text:bookmark-end text:name="__DdeLink__1094_653140394"/></text:p>
          </table:table-cell>
        </table:table-row>
        <table:table-row>
          <table:table-cell table:style-name="Tabulka1.A2" office:value-type="string">
            <text:p text:style-name="P106">8</text:p>
          </table:table-cell>
          <table:table-cell table:style-name="Tabulka1.A2" office:value-type="string">
            <text:p text:style-name="P107"><text:bookmark-start text:name="__DdeLink__1092_653140394"/>Deaktivuje příkaz pro resetování obsahu EEPROM (příkaz je deaktivován, je-li hodnota tohoto nastaavení true).<text:bookmark-end text:name="__DdeLink__1092_653140394"/></text:p>
          </table:table-cell>
          <table:table-cell table:style-name="Tabulka1.C2" office:value-type="string">
            <text:p text:style-name="P105">0, chápána jako false, nenulová hodnota chápána jako true</text:p>
          </table:table-cell>
        </table:table-row>
        <table:table-row>
          <table:table-cell table:style-name="Tabulka1.A2" office:value-type="string">
            <text:p text:style-name="P106">9</text:p>
          </table:table-cell>
          <table:table-cell table:style-name="Tabulka1.A2" office:value-type="string">
            <text:p text:style-name="P108">Deaktivuje příkaz pro <text:span text:style-name="T131">inicializaci</text:span> EEPROM (příkaz je deaktivován, je-li hodnota tohoto nastaavení true).</text:p>
          </table:table-cell>
          <table:table-cell table:style-name="Tabulka1.C2" office:value-type="string">
            <text:p text:style-name="P105">0, chápána jako false, nenulová hodnota chápána jako true</text:p>
          </table:table-cell>
        </table:table-row>
        <table:table-row>
          <table:table-cell table:style-name="Tabulka1.A2" office:value-type="string">
            <text:p text:style-name="P106">10 (0xa)</text:p>
          </table:table-cell>
          <table:table-cell table:style-name="Tabulka1.A2" office:value-type="string">
            <text:p text:style-name="P108">Deaktivuje příkaz pro <text:span text:style-name="T130">dumpování</text:span> obsahu EEPROM (příkaz je deaktivován, je-li hodnota tohoto nastaavení true).</text:p>
          </table:table-cell>
          <table:table-cell table:style-name="Tabulka1.C2" office:value-type="string">
            <text:p text:style-name="P105">0, chápána jako false, nenulová hodnota chápána jako true</text:p>
          </table:table-cell>
        </table:table-row>
      </table:table>
      <text:h text:style-name="P124" text:outline-level="3"><text:bookmark-start text:name="__RefHeading__1227_653140394"/>Práce s programy<text:bookmark-end text:name="__RefHeading__1227_653140394"/></text:h>
      <text:h text:style-name="P135" text:outline-level="4"><text:bookmark-start text:name="__RefHeading__1229_653140394"/><text:span text:style-name="T44">Z</text:span><text:span text:style-name="T19">jištění programů uložených v paměti EEPROM (E)</text:span><text:bookmark-end text:name="__RefHeading__1229_653140394"/></text:h>
      <text:p text:style-name="P12"><text:span text:style-name="T19">Vrátí základní informace o programech sekvenceru uložených v paměti EEPROM zároveň s číslem aktuálně vybraného programu a číslem programu právě umístěného v SRAM. </text:span><text:span text:style-name="T45">Program je před samotným spuštěním nejprve nutné nahrát do paměti SRAM. V SRAM může být v každém </text:span><text:soft-page-break/><text:span text:style-name="T45">okamžiku přítomen nejvýše jeden program.</text:span></text:p>
      <text:h text:style-name="P136" text:outline-level="4"><text:bookmark-start text:name="__RefHeading__1231_653140394"/><text:span text:style-name="T45">V</text:span><text:span text:style-name="T19">ýběr programu (S-N)</text:span><text:bookmark-end text:name="__RefHeading__1231_653140394"/></text:h>
      <text:p text:style-name="P13"><text:span text:style-name="T46">O</text:span><text:span text:style-name="T19">značí program s číslem N jako vybraný. </text:span><text:span text:style-name="T47">Program není načten do paměti SRAM. </text:span><text:span text:style-name="T48">N je decimální číslo v rozsahu 0-31 (32 je </text:span><text:span text:style-name="T86">maximální</text:span><text:span text:style-name="T48"> počet programů, </text:span><text:span text:style-name="T87">který lze uložit do EEPROM</text:span><text:span text:style-name="T48">).</text:span></text:p>
      <text:h text:style-name="P137" text:outline-level="4"><text:bookmark-start text:name="__RefHeading__1233_653140394"/><text:span text:style-name="T47">Z</text:span><text:span text:style-name="T19">rušení výběru (u)</text:span><text:bookmark-end text:name="__RefHeading__1233_653140394"/></text:h>
      <text:p text:style-name="P14"><text:span text:style-name="T49">Z</text:span><text:span text:style-name="T19">ruší výběr programu, tedy efekt posledního příkazu S.</text:span></text:p>
      <text:h text:style-name="P131" text:outline-level="4"><text:bookmark-start text:name="__RefHeading__1235_653140394"/>Detailní informace o programu (L)<text:bookmark-end text:name="__RefHeading__1235_653140394"/></text:h>
      <text:p text:style-name="P15"><text:span text:style-name="T50">V</text:span><text:span text:style-name="T19">ypíše detailní informace o </text:span><text:span text:style-name="T52">aktuálně vybraném </text:span><text:span text:style-name="T19">programu, které zahrnují </text:span><text:span text:style-name="T51">jeh</text:span><text:span text:style-name="T52">o</text:span><text:span text:style-name="T51"> číslo a </text:span><text:span text:style-name="T19">seznam jeho instrukcí včetně jejich časování (čas, kdy budou vykonány). </text:span><text:span text:style-name="T51">Pokud se program právě nachází v SRAM, je vypsán i aktuální obsah jeho slotů. Každý program disponuje 32 jednobajtovými sloty, kam může prostřednictvím některých instrukcí ukládat hodnoty přečtené z jednotlivých </text:span><text:span text:style-name="T88">skupin </text:span><text:span text:style-name="T51">pinů.</text:span></text:p>
      <text:h text:style-name="P138" text:outline-level="4"><text:bookmark-start text:name="__RefHeading__1237_653140394"/><text:span text:style-name="T51">O</text:span><text:span text:style-name="T19">dstranění programu (D)</text:span><text:bookmark-end text:name="__RefHeading__1237_653140394"/></text:h>
      <text:p text:style-name="P30">Smaže právě vybraný program z EEPROM.</text:p>
      <text:h text:style-name="P132" text:outline-level="4"><text:bookmark-start text:name="__RefHeading__1239_653140394"/>Vytvoření nového programu (C)<text:bookmark-end text:name="__RefHeading__1239_653140394"/></text:h>
      <text:p text:style-name="P31">Vytvoří nový program v EEPROM, označí jej jako vybraný a vrátí jeho číslo. Nově vytvoření program není načten do SRAM a <text:span text:style-name="T118">neobsahuje žádné instrukce</text:span>.</text:p>
      <text:h text:style-name="P133" text:outline-level="4"><text:bookmark-start text:name="__RefHeading__1241_653140394"/>Načtení programu do SRAM (l)<text:bookmark-end text:name="__RefHeading__1241_653140394"/></text:h>
      <text:p text:style-name="P16"><text:span text:style-name="T19">Načte právě vybraný program do paměti SRAM a vynuluje obsah jeho slotů. </text:span><text:span text:style-name="T53">Pokud se v SRAM nachází jiný program, jeho běh je zastaven (pokud je to třeba) a jeho instrukce jsou přepsány novým programem.</text:span></text:p>
      <text:h text:style-name="P139" text:outline-level="4"><text:bookmark-start text:name="__RefHeading__1243_653140394"/><text:span text:style-name="T53">S</text:span><text:span text:style-name="T19">puštění programu (a)</text:span><text:bookmark-end text:name="__RefHeading__1243_653140394"/></text:h>
      <text:p text:style-name="P17"><text:span text:style-name="T19">Spustí program právě načten</text:span><text:span text:style-name="T54">ý</text:span><text:span text:style-name="T19"> do paměti SRAM. </text:span><text:span text:style-name="T55">Od této chvíle začíná počítání času a vykonávání jednotlivých instrukcí programu. </text:span><text:span text:style-name="T56">Program je prováděn cyklicky (po vykonání poslední instrukce je aktuální čas vynulován a v zadaném okamžiku bude vykonána opět první instrukce). </text:span><text:span text:style-name="T93">Právě běžící program tedy není nutné explicitně deaktivovat.</text:span></text:p>
      <text:h text:style-name="P140" text:outline-level="4"><text:bookmark-start text:name="__RefHeading__1245_653140394"/><text:span text:style-name="T56">D</text:span><text:span text:style-name="T19">eaktivace programu (d)</text:span><text:bookmark-end text:name="__RefHeading__1245_653140394"/></text:h>
      <text:p text:style-name="P18"><text:span text:style-name="T19">Deaktivuje právě běžící program. Program není odstraněn z paměti SRAM. </text:span><text:span text:style-name="T57">Po opětovném spuštění však bude vykonáván od začátku </text:span><text:span text:style-name="T58">(deaktivace neznamená pozastavení běhu programu).</text:span></text:p>
      <text:h text:style-name="P141" text:outline-level="4"><text:bookmark-start text:name="__RefHeading__1247_653140394"/><text:span text:style-name="T58">S</text:span><text:span text:style-name="T19">mazání instrukce programu (e-N)</text:span><text:bookmark-end text:name="__RefHeading__1247_653140394"/></text:h>
      <text:p text:style-name="P19"><text:span text:style-name="T19">Odstraní N-tou instrukci vybraného programu z EEPROM. </text:span><text:span text:style-name="T59">Změna se neprojeví na případné kopii programu uložené v SRAM. </text:span><text:span text:style-name="T60">N je číslo v desítkové soustavě v rozsahu 0-65535.</text:span></text:p>
      <text:h text:style-name="P142" text:outline-level="4"><text:bookmark-start text:name="__RefHeading__1249_653140394"/><text:soft-page-break/><text:span text:style-name="T60">P</text:span><text:span text:style-name="T19">řidání instrukce (T-HH:MM:SS:mmm-I, </text:span><text:span text:style-name="T62">R</text:span><text:span text:style-name="T19">-HH:MM:SS:mmm-I)</text:span><text:bookmark-end text:name="__RefHeading__1249_653140394"/></text:h>
      <text:p text:style-name="P20"><text:span text:style-name="T61">P</text:span><text:span text:style-name="T19">řidá instrukci do právě vybraného programu a uloží ji do EEPROM. Změna se nedotkne kopie programu v SRAM. </text:span><text:span text:style-name="T63">Řetězec I udává konkrétní podobu instrukce a všechny jeho možné hodnoty jsou popsány v tabulce 2. </text:span><text:span text:style-name="T64">Sekvence HH:MM:SS:mmm určuje časový okamžik, kdy má být daná instrukce vykonána (hodiny, minuty, sekundy, milisekundy), přičemž pokud příkaz začíná písmenem T, jedná se o tzv. absolutní čas – čas počítaný od počátku programu. Je-li příkaz uvozen znakem R, jedná se o čas relativní k poslední instrukci programu. </text:span><text:span text:style-name="T65">Specifikováním absolutního času je možné přidávat instrukce i doprostřed programu (dochází k jejich řazení dle </text:span><text:span text:style-name="T66">absolutního </text:span><text:span text:style-name="T65">času). </text:span><text:span text:style-name="T67">Specifikování relativního času znamená vždy přidání instrukce na konec.</text:span></text:p>
      <text:p text:style-name="P21"><text:span text:style-name="T22">T</text:span><text:span text:style-name="T20">abulka 2:</text:span><text:span text:style-name="T19"> Instrukce podporované sekvencerem</text:span></text:p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73">Instrukce</text:p>
          </table:table-cell>
          <table:table-cell table:style-name="Tabulka2.B1" office:value-type="string">
            <text:p text:style-name="P73">Popis</text:p>
          </table:table-cell>
        </table:table-row>
        <table:table-row>
          <table:table-cell table:style-name="Tabulka2.A2" office:value-type="string">
            <text:p text:style-name="P60"><text:span text:style-name="T100">w</text:span>tpP-<text:span text:style-name="T104">H</text:span></text:p>
          </table:table-cell>
          <table:table-cell table:style-name="Tabulka2.B2" office:value-type="string">
            <text:p text:style-name="P64">Zapíše bajt <text:span text:style-name="T105">H</text:span> na port P. P je z intervalu A-G, <text:span text:style-name="T106">H</text:span> je nejvýše dvojciferné hexadecimální číslo.</text:p>
          </table:table-cell>
        </table:table-row>
        <table:table-row>
          <table:table-cell table:style-name="Tabulka2.A2" office:value-type="string">
            <text:p text:style-name="P60">cpbPN</text:p>
          </table:table-cell>
          <table:table-cell table:style-name="Tabulka2.B2" office:value-type="string">
            <text:p text:style-name="P65">Nastaví bit N portu P na nulu (N je z rozsahu 0-7 (resp. 0-4 pro P = G), P z rozsahu A-G.</text:p>
          </table:table-cell>
        </table:table-row>
        <table:table-row>
          <table:table-cell table:style-name="Tabulka2.A2" office:value-type="string">
            <text:p text:style-name="P60">spbPN</text:p>
          </table:table-cell>
          <table:table-cell table:style-name="Tabulka2.B2" office:value-type="string">
            <text:p text:style-name="P66">Nastaví bit N portu P na <text:span text:style-name="T103">1</text:span> (N je z rozsahu 0-7 (resp. 0-4 pro P = G), P z rozsahu A-G.</text:p>
          </table:table-cell>
        </table:table-row>
        <table:table-row>
          <table:table-cell table:style-name="Tabulka2.A2" office:value-type="string">
            <text:p text:style-name="P62">dobPN</text:p>
          </table:table-cell>
          <table:table-cell table:style-name="Tabulka2.B2" office:value-type="string">
            <text:p text:style-name="P67">Nastaví bit N registru DDRP (P z rozsahu A-G) na 1.</text:p>
          </table:table-cell>
        </table:table-row>
        <table:table-row>
          <table:table-cell table:style-name="Tabulka2.A2" office:value-type="string">
            <text:p text:style-name="P62">dibPN</text:p>
          </table:table-cell>
          <table:table-cell table:style-name="Tabulka2.B2" office:value-type="string">
            <text:p text:style-name="P68">Nastaví bit N registru DDRP (P z rozsahu A-G) na <text:span text:style-name="T107">0</text:span>.</text:p>
          </table:table-cell>
        </table:table-row>
        <table:table-row>
          <table:table-cell table:style-name="Tabulka2.A2" office:value-type="string">
            <text:p text:style-name="P61"><text:span text:style-name="T99">d</text:span>drP-<text:span text:style-name="T99">H</text:span></text:p>
          </table:table-cell>
          <table:table-cell table:style-name="Tabulka2.B2" office:value-type="string">
            <text:p text:style-name="P69">Zapíše bajt H (maximálně dvojciferné hexadecimální číslo) do registru DDRP (P je z rozsahu A-G).</text:p>
          </table:table-cell>
        </table:table-row>
        <table:table-row>
          <table:table-cell table:style-name="Tabulka2.A2" office:value-type="string">
            <text:p text:style-name="P63"><text:span text:style-name="T102">r</text:span>psP-<text:span text:style-name="T108">H</text:span></text:p>
          </table:table-cell>
          <table:table-cell table:style-name="Tabulka2.B2" office:value-type="string">
            <text:p text:style-name="P70">Načte obsah registru PINP (P v rozsahu A-G) do slotu H (H je hexadecimální číslo z rozsahu 0-1F).</text:p>
          </table:table-cell>
        </table:table-row>
        <table:table-row>
          <table:table-cell table:style-name="Tabulka2.A2" office:value-type="string">
            <text:p text:style-name="P63"><text:span text:style-name="T101">w</text:span>psP-<text:span text:style-name="T108">H</text:span></text:p>
          </table:table-cell>
          <table:table-cell table:style-name="Tabulka2.B2" office:value-type="string">
            <text:p text:style-name="P71">Zapíše obsah slotu H (hexadecimální číslo z rozsahu 0-1F) na port P (P je z rozsahu A-G).</text:p>
          </table:table-cell>
        </table:table-row>
      </table:table>
      <text:h text:style-name="P97" text:outline-level="2"/>
      <text:h text:style-name="P98" text:outline-level="2"/>
      <text:h text:style-name="P103" text:outline-level="2"><text:bookmark-start text:name="__RefHeading__1251_653140394"/>Chybové kódy<text:bookmark-end text:name="__RefHeading__1251_653140394"/></text:h>
      <text:p text:style-name="P41">V případě chybně zadaného příkazu či chybě při jeho zpracování sekvencer může zaslat na výstup řetězec ERR<text:span text:style-name="T7">#</text:span><text:span text:style-name="T19">N, kde N je decimální číslo udávající, k jaké chybě došlo. Ve výchozím nastavení za tímto řetězcem následuje textová zpráva popisující tuto chybu. Seznam definovaných chybových kódů včetně krátkého popisu najdete v tabulce 3.</text:span></text:p>
      <text:p text:style-name="P42"><text:span text:style-name="T20">Tabulka 3:</text:span><text:span text:style-name="T19"> Chybové kódy sekvenceru</text:span></text:p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91">Chybový kód</text:p>
          </table:table-cell>
          <table:table-cell table:style-name="Tabulka3.B1" office:value-type="string">
            <text:p text:style-name="P91">Popis</text:p>
          </table:table-cell>
        </table:table-row>
        <table:table-row>
          <table:table-cell table:style-name="Tabulka3.A2" office:value-type="string">
            <text:p text:style-name="P109">1</text:p>
          </table:table-cell>
          <table:table-cell table:style-name="Tabulka3.B2" office:value-type="string">
            <text:p text:style-name="P110">Byl zadán neznámý příkaz</text:p>
          </table:table-cell>
        </table:table-row>
        <table:table-row>
          <table:table-cell table:style-name="Tabulka3.A2" office:value-type="string">
            <text:p text:style-name="P109">2</text:p>
          </table:table-cell>
          <table:table-cell table:style-name="Tabulka3.B2" office:value-type="string">
            <text:p text:style-name="P110">Neznámý znak na vstupu</text:p>
          </table:table-cell>
        </table:table-row>
        <table:table-row>
          <table:table-cell table:style-name="Tabulka3.A2" office:value-type="string">
            <text:p text:style-name="P109">3</text:p>
          </table:table-cell>
          <table:table-cell table:style-name="Tabulka3.B2" office:value-type="string">
            <text:p text:style-name="P110">Přečtený znak není cifrou hexadecimálního čísla</text:p>
          </table:table-cell>
        </table:table-row>
        <table:table-row>
          <table:table-cell table:style-name="Tabulka3.A2" office:value-type="string">
            <text:p text:style-name="P109">4</text:p>
          </table:table-cell>
          <table:table-cell table:style-name="Tabulka3.B2" office:value-type="string">
            <text:p text:style-name="P110">Přečtený znak není cifrou decimálního čísla</text:p>
          </table:table-cell>
        </table:table-row>
        <table:table-row>
          <table:table-cell table:style-name="Tabulka3.A2" office:value-type="string">
            <text:p text:style-name="P109">5</text:p>
          </table:table-cell>
          <table:table-cell table:style-name="Tabulka3.B2" office:value-type="string">
            <text:p text:style-name="P110">Znak není cifrou binárního čísla</text:p>
          </table:table-cell>
        </table:table-row>
        <table:table-row>
          <table:table-cell table:style-name="Tabulka3.A2" office:value-type="string">
            <text:p text:style-name="P109">6</text:p>
          </table:table-cell>
          <table:table-cell table:style-name="Tabulka3.B2" office:value-type="string">
            <text:p text:style-name="P110">Zadaná číselná soustava není podporována (interní chyba sekvenceru)</text:p>
          </table:table-cell>
        </table:table-row>
        <table:table-row>
          <table:table-cell table:style-name="Tabulka3.A2" office:value-type="string">
            <text:p text:style-name="P109">7</text:p>
          </table:table-cell>
          <table:table-cell table:style-name="Tabulka3.B2" office:value-type="string">
            <text:p text:style-name="P110">Neplatné číslo programu (není v rozsahu 0-31)</text:p>
          </table:table-cell>
        </table:table-row>
        <table:table-row>
          <table:table-cell table:style-name="Tabulka3.A2" office:value-type="string">
            <text:p text:style-name="P109">8</text:p>
          </table:table-cell>
          <table:table-cell table:style-name="Tabulka3.B2" office:value-type="string">
            <text:p text:style-name="P110">Neplatná hodnota pro minuty (není v rozsahu 0-59)</text:p>
          </table:table-cell>
        </table:table-row>
        <table:table-row>
          <table:table-cell table:style-name="Tabulka3.A2" office:value-type="string">
            <text:p text:style-name="P109">9</text:p>
          </table:table-cell>
          <table:table-cell table:style-name="Tabulka3.B2" office:value-type="string">
            <text:p text:style-name="P110">Neplatná hodnota pro sekundy (není v rozsahu 0-59)</text:p>
          </table:table-cell>
        </table:table-row>
        <table:table-row>
          <table:table-cell table:style-name="Tabulka3.A2" office:value-type="string">
            <text:p text:style-name="P109">10</text:p>
          </table:table-cell>
          <table:table-cell table:style-name="Tabulka3.B2" office:value-type="string">
            <text:p text:style-name="P110">Instrukce se zadaným indexem neexistuje</text:p>
          </table:table-cell>
        </table:table-row>
        <table:table-row>
          <table:table-cell table:style-name="Tabulka3.A2" office:value-type="string">
            <text:p text:style-name="P109">11</text:p>
          </table:table-cell>
          <table:table-cell table:style-name="Tabulka3.B2" office:value-type="string">
            <text:p text:style-name="P110">Neznámý kód instrukce</text:p>
          </table:table-cell>
        </table:table-row>
        <table:table-row>
          <table:table-cell table:style-name="Tabulka3.A2" office:value-type="string">
            <text:p text:style-name="P109">12</text:p>
          </table:table-cell>
          <table:table-cell table:style-name="Tabulka3.B2" office:value-type="string">
            <text:p text:style-name="P110">Označení portu není z rozsahu A-G</text:p>
          </table:table-cell>
        </table:table-row>
        <table:table-row>
          <table:table-cell table:style-name="Tabulka3.A2" office:value-type="string">
            <text:p text:style-name="P109">13</text:p>
          </table:table-cell>
          <table:table-cell table:style-name="Tabulka3.B2" office:value-type="string">
            <text:p text:style-name="P110">Zadaný bit na daném portu/pinu neexistuje</text:p>
          </table:table-cell>
        </table:table-row>
        <table:table-row>
          <table:table-cell table:style-name="Tabulka3.A2" office:value-type="string">
            <text:p text:style-name="P109">14</text:p>
          </table:table-cell>
          <table:table-cell table:style-name="Tabulka3.B2" office:value-type="string">
            <text:p text:style-name="P111">Sekvencer na vstupu přečetl znak ENTER (konec příkazu), ale před tímto znakem nebyl přijat žádný celý příkaz, pouze jeho prefix.</text:p>
          </table:table-cell>
        </table:table-row>
        <table:table-row>
          <table:table-cell table:style-name="Tabulka3.A2" office:value-type="string">
            <text:p text:style-name="P109">15</text:p>
          </table:table-cell>
          <table:table-cell table:style-name="Tabulka3.B2" office:value-type="string">
            <text:p text:style-name="P112">Neplatná indenifikace položky globálního nastavení.</text:p>
          </table:table-cell>
        </table:table-row>
        <table:table-row>
          <table:table-cell table:style-name="Tabulka3.A2" office:value-type="string">
            <text:p text:style-name="P109">64</text:p>
          </table:table-cell>
          <table:table-cell table:style-name="Tabulka3.B2" office:value-type="string">
            <text:p text:style-name="P113">Neplatné číslo programu (stejný význam jako kód 7)</text:p>
          </table:table-cell>
        </table:table-row>
        <table:table-row>
          <table:table-cell table:style-name="Tabulka3.A2" office:value-type="string">
            <text:p text:style-name="P109">65</text:p>
          </table:table-cell>
          <table:table-cell table:style-name="Tabulka3.B2" office:value-type="string">
            <text:p text:style-name="P113">Pro vykonání příkazu je potřeba mít vybraný nějaký program, ale žádný aktuálně vybraný není.</text:p>
          </table:table-cell>
        </table:table-row>
        <table:table-row>
          <table:table-cell table:style-name="Tabulka3.A2" office:value-type="string">
            <text:p text:style-name="P109">66</text:p>
          </table:table-cell>
          <table:table-cell table:style-name="Tabulka3.B2" office:value-type="string">
            <text:p text:style-name="P114">Sekvencer aktuálně nevykonává žádný program.</text:p>
          </table:table-cell>
        </table:table-row>
        <table:table-row>
          <table:table-cell table:style-name="Tabulka3.A2" office:value-type="string">
            <text:p text:style-name="P109">67</text:p>
          </table:table-cell>
          <table:table-cell table:style-name="Tabulka3.B2" office:value-type="string">
            <text:p text:style-name="P115">Program se zadaným číslem neexistuje</text:p>
          </table:table-cell>
        </table:table-row>
        <table:table-row>
          <table:table-cell table:style-name="Tabulka3.A2" office:value-type="string">
            <text:p text:style-name="P109">68</text:p>
          </table:table-cell>
          <table:table-cell table:style-name="Tabulka3.B2" office:value-type="string">
            <text:p text:style-name="P116">V EEPROM není dostatek místa pro uložení instrukce</text:p>
          </table:table-cell>
        </table:table-row>
        <table:table-row>
          <table:table-cell table:style-name="Tabulka3.A2" office:value-type="string">
            <text:p text:style-name="P109">69</text:p>
          </table:table-cell>
          <table:table-cell table:style-name="Tabulka3.B2" office:value-type="string">
            <text:p text:style-name="P117">Zadané číslo neodpovídá indexu žádné instrukce právě vybraného programu</text:p>
          </table:table-cell>
        </table:table-row>
        <table:table-row>
          <table:table-cell table:style-name="Tabulka3.A2" office:value-type="string">
            <text:p text:style-name="P109">70</text:p>
          </table:table-cell>
          <table:table-cell table:style-name="Tabulka3.B2" office:value-type="string">
            <text:p text:style-name="P118">V SRAM není uložen žádný program</text:p>
          </table:table-cell>
        </table:table-row>
        <table:table-row>
          <table:table-cell table:style-name="Tabulka3.A2" office:value-type="string">
            <text:p text:style-name="P109">71</text:p>
          </table:table-cell>
          <table:table-cell table:style-name="Tabulka3.B2" office:value-type="string">
            <text:p text:style-name="P119">Sekvencer již vykonává nějaký program</text:p>
          </table:table-cell>
        </table:table-row>
        <table:table-row>
          <table:table-cell table:style-name="Tabulka3.A2" office:value-type="string">
            <text:p text:style-name="P109">72</text:p>
          </table:table-cell>
          <table:table-cell table:style-name="Tabulka3.B2" office:value-type="string">
            <text:p text:style-name="P120">Zadaný příkaz je deaktivován prostřednictvím globálního nataavení <text:span text:style-name="T132">(k tomuto účelu slouží položky 8, 9, 10, pro odblokování je třeba použít např. příkaz g8-0).</text:span></text:p>
          </table:table-cell>
        </table:table-row>
        <table:table-row>
          <table:table-cell table:style-name="Tabulka3.A2" office:value-type="string">
            <text:p text:style-name="P109">128</text:p>
          </table:table-cell>
          <table:table-cell table:style-name="Tabulka3.B2" office:value-type="string">
            <text:p text:style-name="P121">Neplatné číslo položky globální<text:span text:style-name="T134">ho</text:span> <text:span text:style-name="T133">nastavení</text:span></text:p>
          </table:table-cell>
        </table:table-row>
        <table:table-row>
          <table:table-cell table:style-name="Tabulka3.A2" office:value-type="string">
            <text:p text:style-name="P109">129</text:p>
          </table:table-cell>
          <table:table-cell table:style-name="Tabulka3.B2" office:value-type="string">
            <text:p text:style-name="P122">Neplatná hodnota dané položky globálního natavení</text:p>
          </table:table-cell>
        </table:table-row>
      </table:table>
      <text:p text:style-name="P89"><text:soft-page-break/></text:p>
      <text:h text:style-name="P104" text:outline-level="2"><text:bookmark-start text:name="__RefHeading__1253_653140394"/><text:span text:style-name="T67">P</text:span><text:span text:style-name="T19">říklad</text:span><text:span text:style-name="T69">y</text:span><text:bookmark-end text:name="__RefHeading__1253_653140394"/></text:h>
      <text:p text:style-name="P26"><text:span text:style-name="T68">V </text:span><text:span text:style-name="T19">této sekci si ukážeme, jak inicializovat sekvencer, přidat do něho jednoduchý program a ten následně spustit. </text:span><text:span text:style-name="T70">Data zasílaná na zařízení budeme uvozovat znakem </text:span><text:span text:style-name="T9">&lt;, </text:span><text:span text:style-name="T70">data přijatá od zařízení znakem </text:span><text:span text:style-name="T9">&gt;.</text:span></text:p>
      <text:p text:style-name="P27">Inicializaci sekvenceru provedeme pomocí příkazů r a I. Příkaz r zajistí vymazání obsahu paměti EEPROM, příkaz I ji inicializuje pro potřeby sekvenceru.</text:p>
      <text:p text:style-name="Terminál"><text:span text:style-name="T10">&lt; </text:span><text:span text:style-name="T19">r <text:s text:c="78"/></text:span></text:p>
      <text:p text:style-name="Terminál"><text:span text:style-name="T10">&gt; </text:span><text:span text:style-name="T19">OK <text:s text:c="77"/></text:span></text:p>
      <text:p text:style-name="Terminál"><text:span text:style-name="T10">&lt; </text:span><text:span text:style-name="T19">I <text:s text:c="78"/></text:span></text:p>
      <text:p text:style-name="Terminál"><text:span text:style-name="T10">&gt; </text:span><text:span text:style-name="T19">OK</text:span></text:p>
      <text:p text:style-name="P22"><text:span text:style-name="T71">Nyní se přes příkaz E podíváme, jaké programy se v sekvenceru nacházejí.</text:span><text:span text:style-name="T19"> <text:s text:c="74"/></text:span></text:p>
      <text:p text:style-name="Terminál"><text:span text:style-name="T12">&lt;</text:span><text:span text:style-name="T11"> </text:span><text:span text:style-name="T19">E <text:s text:c="78"/></text:span></text:p>
      <text:p text:style-name="Terminál"><text:span text:style-name="T12">&gt;</text:span><text:span text:style-name="T11"> </text:span><text:span text:style-name="T19">Program listing: <text:s text:c="63"/></text:span></text:p>
      <text:p text:style-name="Terminál"><text:span text:style-name="T12">&gt;</text:span><text:span text:style-name="T19"> <text:s/>ID=00: 16 instructions <text:s text:c="55"/></text:span></text:p>
      <text:p text:style-name="Terminál"><text:span text:style-name="T12">&gt;</text:span><text:span text:style-name="T11"> </text:span><text:span text:style-name="T19">Number of programs: 1 <text:s text:c="58"/></text:span></text:p>
      <text:p text:style-name="Terminál"><text:span text:style-name="T12">&gt;</text:span><text:span text:style-name="T11"> </text:span><text:span text:style-name="T19">Max. programs: 32 <text:s text:c="62"/></text:span></text:p>
      <text:p text:style-name="Terminál"><text:span text:style-name="T12">&gt;</text:span><text:span text:style-name="T11"> </text:span><text:span text:style-name="T19">Selected program: &lt;none&gt; <text:s text:c="55"/></text:span></text:p>
      <text:p text:style-name="Terminál"><text:span text:style-name="T12">&gt;</text:span><text:span text:style-name="T11"> </text:span><text:span text:style-name="T18">Loaded</text:span><text:span text:style-name="T19"> program: <text:s text:c="2"/>&lt;none&gt; <text:s text:c="55"/></text:span></text:p>
      <text:p text:style-name="Terminál"><text:span text:style-name="T12">&gt;</text:span><text:span text:style-name="T11"> </text:span><text:span text:style-name="T19">OK <text:s text:c="4"/></text:span></text:p>
      <text:p text:style-name="P32">Vidíme, že v sekvenceru se nachází program s číslem 0, který se skládá z šestnácti instrukcí. Maximální počet uložených programů je 32. Žádný program není přítomen v SRAM (a tedy ani neběží) a ani žádný program není vybrán.</text:p>
      <text:p text:style-name="P23"><text:span text:style-name="T72">Nyní vytvoříme nový program. K tomu slouží příkaz C. Mikrokontrol</text:span><text:span text:style-name="T89">é</text:span><text:span text:style-name="T72">r vrátí zprávu obsahující číslo nově vytvořeného programu. </text:span><text:span text:style-name="T73">V našem případě se jedná o číslo 1.</text:span><text:span text:style-name="T19"> <text:s text:c="71"/></text:span></text:p>
      <text:p text:style-name="Terminál"><text:span text:style-name="T13">&lt; </text:span><text:span text:style-name="T19">C <text:s text:c="78"/></text:span></text:p>
      <text:p text:style-name="Terminál"><text:span text:style-name="T13">&gt; </text:span><text:span text:style-name="T19">A new program has been created. ID = 0x01 <text:s text:c="38"/></text:span></text:p>
      <text:p text:style-name="Terminál"><text:span text:style-name="T13">&gt; </text:span><text:span text:style-name="T19">OK <text:s text:c="7"/></text:span></text:p>
      <text:p text:style-name="P24"><text:span text:style-name="T74">Nyní nový program vybereme. Jelikož příkaz C automatické vybrání nově zvoleného programu, protože předpokládá, že jej budeme upravovat (definovat jednotlivé instrukce), tento krok není nutné provádět. Učiníme tak ale proto, abychom ukázali syntaxi příkazu S.</text:span><text:span text:style-name="T19"> <text:s text:c="66"/></text:span></text:p>
      <text:p text:style-name="Terminál"><text:span text:style-name="T14">&lt; </text:span><text:span text:style-name="T19">S-1 <text:s text:c="76"/></text:span></text:p>
      <text:p text:style-name="Terminál"><text:span text:style-name="T14">&gt; </text:span><text:span text:style-name="T19">OK</text:span></text:p>
      <text:p text:style-name="P25"><text:span text:style-name="T75">Novému programu dodefinujeme tři instrukce. V čase 500 </text:span><text:span text:style-name="T90">milisekund</text:span><text:span text:style-name="T75"> od svého startu nastaví celý registr PORTA jako výstupní, v čase 1 sekunda na něj zapíše samé jedničky, v čase 2 sekundy samé nuly. Jelikož program bude vykonáván cyklicky, zajistí na portu A střídání </text:span><text:span text:style-name="T91">logických</text:span><text:span text:style-name="T75"> nul a jedniček v jednovteřinových intervalech. </text:span><text:span text:style-name="T76">Všimněte si, že nezáleží, v jakém pořadí jednotlivé instrukce zadáme, pokud je jejich čas určen </text:span><text:span text:style-name="T92">absolutně</text:span><text:span text:style-name="T76">; automaticky dojde k jejich seřazení podle zadaného času.</text:span><text:span text:style-name="T19"> <text:s text:c="77"/></text:span></text:p>
      <text:p text:style-name="Terminál"><text:soft-page-break/><text:span text:style-name="T15">&lt; </text:span><text:span text:style-name="T19">T-00:00:01:000-wtpA-ff <text:s text:c="57"/></text:span></text:p>
      <text:p text:style-name="Terminál"><text:span text:style-name="T15">&gt; </text:span><text:span text:style-name="T19">OK <text:s text:c="77"/></text:span></text:p>
      <text:p text:style-name="Terminál"><text:span text:style-name="T15">&lt; </text:span><text:span text:style-name="T19">T-00:00:02:000-wtpA-00 <text:s text:c="57"/></text:span></text:p>
      <text:p text:style-name="Terminál"><text:span text:style-name="T15">&gt; </text:span><text:span text:style-name="T19">OK <text:s text:c="77"/></text:span></text:p>
      <text:p text:style-name="Terminál"><text:span text:style-name="T15">&lt; </text:span><text:span text:style-name="T19">T-00:00:00:500-ddrA-ff <text:s text:c="57"/></text:span></text:p>
      <text:p text:style-name="Terminál"><text:span text:style-name="T15">&gt; </text:span><text:span text:style-name="T19">OK</text:span></text:p>
      <text:p text:style-name="P33">Pomocí příkazu L se ještě podíváme na náš nový program.</text:p>
      <text:p text:style-name="Terminál"><text:span text:style-name="T16">&lt; </text:span><text:span text:style-name="T19">L <text:s text:c="78"/></text:span></text:p>
      <text:p text:style-name="Terminál"><text:span text:style-name="T17">&gt; </text:span><text:span text:style-name="T19">Selected program: 1 <text:s text:c="60"/></text:span></text:p>
      <text:p text:style-name="Terminál"><text:span text:style-name="T17">&gt; </text:span><text:span text:style-name="T19">Instruction listing: <text:s text:c="59"/></text:span></text:p>
      <text:p text:style-name="Terminál"><text:span text:style-name="T17">&gt; </text:span><text:span text:style-name="T19"><text:s text:c="2"/>0: 00:00:00:500 ddrA-FF <text:s text:c="54"/></text:span></text:p>
      <text:p text:style-name="Terminál"><text:span text:style-name="T17">&gt; </text:span><text:span text:style-name="T19"><text:s text:c="2"/>1: 00:00:01:000 wtpA-FF <text:s text:c="54"/></text:span></text:p>
      <text:p text:style-name="Terminál"><text:span text:style-name="T17">&gt; </text:span><text:span text:style-name="T19"><text:s text:c="2"/>2: 00:00:02:000 wtpA-00 <text:s text:c="54"/></text:span></text:p>
      <text:p text:style-name="Terminál"><text:span text:style-name="T17">&gt; </text:span><text:span text:style-name="T19">3 instructions <text:s text:c="65"/></text:span></text:p>
      <text:p text:style-name="Terminál"><text:span text:style-name="T17">&gt;</text:span><text:span text:style-name="T19"> <text:s text:c="79"/></text:span></text:p>
      <text:p text:style-name="Terminál"><text:span text:style-name="T17">&gt; </text:span><text:span text:style-name="T19">OK </text:span></text:p>
      <text:p text:style-name="P34">Nyní program načteme do paměti (příkaz l) a spustíme (příkaz a). Jsou-li k portu A připojeny např. LED diody, výsledek běhu programu by měl být snadno pozorovatelný.</text:p>
      <text:p text:style-name="Terminál"><text:span text:style-name="T17">&lt; </text:span><text:span text:style-name="T19">l <text:s text:c="78"/></text:span></text:p>
      <text:p text:style-name="Terminál"><text:span text:style-name="T17">&gt; </text:span><text:span text:style-name="T19">OK <text:s text:c="77"/></text:span></text:p>
      <text:p text:style-name="Terminál"><text:span text:style-name="T17">&lt; </text:span><text:span text:style-name="T19">a <text:s text:c="78"/></text:span></text:p>
      <text:p text:style-name="Terminál"><text:span text:style-name="T17">&gt; </text:span><text:span text:style-name="T19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adornments="obyčejné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minál" style:family="paragraph" style:parent-style-name="Text_20_body" style:class="text">
      <style:paragraph-properties fo:margin-left="0.101cm" fo:margin-right="0cm" fo:margin-top="0cm" fo:margin-bottom="0cm" style:contextual-spacing="false" fo:text-indent="0cm" style:auto-text-indent="false"/>
      <style:text-properties style:font-name="Courier New" fo:font-family="'Courier New'" style:font-style-name="obyčejné" style:font-family-generic="modern" style:font-pitch="fixe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5:34:56.245000000</meta:creation-date>
    <dc:date>2015-08-13T14:16:06.713000000</dc:date>
    <meta:editing-duration>PT13H8M9S</meta:editing-duration>
    <meta:editing-cycles>264</meta:editing-cycles>
    <meta:generator>LibreOffice/4.2.4.2$Windows_x86 LibreOffice_project/63150712c6d317d27ce2db16eb94c2f3d7b699f8</meta:generator>
    <meta:document-statistic meta:table-count="3" meta:image-count="0" meta:object-count="0" meta:page-count="13" meta:paragraph-count="273" meta:word-count="2676" meta:character-count="19349" meta:non-whitespace-character-count="14713"/>
  </office:meta>
</office:document-meta>
</file>